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17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90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91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92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9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9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95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9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97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9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9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00" style:family="paragraph" style:parent-style-name="Standard">
      <style:text-properties fo:font-weight="bold" style:font-weight-asian="bold" style:font-weight-complex="bold"/>
    </style:style>
    <style:style style:name="P401" style:family="paragraph" style:parent-style-name="Standard">
      <style:text-properties officeooo:rsid="0314fa7e" officeooo:paragraph-rsid="0314fa7e"/>
    </style:style>
    <style:style style:name="P402" style:family="paragraph" style:parent-style-name="Standard">
      <style:text-properties officeooo:rsid="0314fa7e" officeooo:paragraph-rsid="03169cec"/>
    </style:style>
    <style:style style:name="P403" style:family="paragraph" style:parent-style-name="Standard">
      <style:text-properties fo:language="en" fo:country="US" officeooo:rsid="031723f3" officeooo:paragraph-rsid="031723f3"/>
    </style:style>
    <style:style style:name="P404" style:family="paragraph" style:parent-style-name="Standard">
      <style:text-properties fo:language="en" fo:country="US" officeooo:rsid="031723f3" officeooo:paragraph-rsid="03b5b178"/>
    </style:style>
    <style:style style:name="P405" style:family="paragraph" style:parent-style-name="Standard">
      <style:text-properties fo:language="en" fo:country="US" officeooo:rsid="031723f3" officeooo:paragraph-rsid="00a32e23"/>
    </style:style>
    <style:style style:name="P406" style:family="paragraph" style:parent-style-name="Standard">
      <style:text-properties fo:language="en" fo:country="US" officeooo:rsid="031b1e5c" officeooo:paragraph-rsid="031b1e5c"/>
    </style:style>
    <style:style style:name="P407" style:family="paragraph" style:parent-style-name="Standard">
      <style:text-properties fo:language="en" fo:country="US" officeooo:rsid="031b1e5c" officeooo:paragraph-rsid="031c34e1"/>
    </style:style>
    <style:style style:name="P408" style:family="paragraph" style:parent-style-name="Standard">
      <style:text-properties fo:language="en" fo:country="US" officeooo:rsid="031c34e1" officeooo:paragraph-rsid="031c34e1"/>
    </style:style>
    <style:style style:name="P409" style:family="paragraph" style:parent-style-name="Standard">
      <style:text-properties fo:language="en" fo:country="US" officeooo:rsid="0384e004" officeooo:paragraph-rsid="0384e004"/>
    </style:style>
    <style:style style:name="P410" style:family="paragraph" style:parent-style-name="Standard">
      <style:text-properties officeooo:rsid="0384e004" officeooo:paragraph-rsid="0384e004"/>
    </style:style>
    <style:style style:name="P411" style:family="paragraph" style:parent-style-name="Table_20_Contents">
      <style:text-properties fo:language="en" fo:country="US" officeooo:rsid="03221e34" officeooo:paragraph-rsid="03221e34"/>
    </style:style>
    <style:style style:name="P412" style:family="paragraph" style:parent-style-name="Table_20_Contents">
      <style:text-properties fo:language="en" fo:country="US" officeooo:rsid="03258b71" officeooo:paragraph-rsid="03258b71"/>
    </style:style>
    <style:style style:name="P413" style:family="paragraph" style:parent-style-name="Table_20_Contents">
      <style:text-properties fo:language="en" fo:country="US" officeooo:rsid="03267f1e" officeooo:paragraph-rsid="03267f1e"/>
    </style:style>
    <style:style style:name="P414" style:family="paragraph" style:parent-style-name="Table_20_Contents">
      <style:text-properties fo:language="en" fo:country="US" officeooo:rsid="0328b9f2" officeooo:paragraph-rsid="0328b9f2"/>
    </style:style>
    <style:style style:name="P415" style:family="paragraph" style:parent-style-name="Table_20_Contents">
      <style:text-properties fo:language="en" fo:country="US" officeooo:rsid="03291325" officeooo:paragraph-rsid="03291325"/>
    </style:style>
    <style:style style:name="P416" style:family="paragraph" style:parent-style-name="Table_20_Contents">
      <style:text-properties fo:language="en" fo:country="US" officeooo:rsid="032e3bf4" officeooo:paragraph-rsid="032e3bf4"/>
    </style:style>
    <style:style style:name="P417" style:family="paragraph" style:parent-style-name="Table_20_Contents">
      <style:text-properties fo:language="en" fo:country="US" officeooo:rsid="032ec2be" officeooo:paragraph-rsid="032ec2be"/>
    </style:style>
    <style:style style:name="P418" style:family="paragraph" style:parent-style-name="Table_20_Contents">
      <style:text-properties fo:language="en" fo:country="US" officeooo:rsid="034341d1" officeooo:paragraph-rsid="034341d1"/>
    </style:style>
    <style:style style:name="P419" style:family="paragraph" style:parent-style-name="Table_20_Contents">
      <style:text-properties fo:color="#000000" fo:language="en" fo:country="US" officeooo:rsid="03221e34" officeooo:paragraph-rsid="03221e34"/>
    </style:style>
    <style:style style:name="P420" style:family="paragraph" style:parent-style-name="Table_20_Contents">
      <style:text-properties fo:color="#000000" fo:language="en" fo:country="US" officeooo:rsid="032c9cec" officeooo:paragraph-rsid="032c9cec"/>
    </style:style>
    <style:style style:name="P421" style:family="paragraph" style:parent-style-name="Table_20_Contents">
      <style:text-properties fo:color="#000000" fo:language="en" fo:country="US" officeooo:rsid="032e3bf4" officeooo:paragraph-rsid="032e3bf4"/>
    </style:style>
    <style:style style:name="P422" style:family="paragraph" style:parent-style-name="Table_20_Contents">
      <style:text-properties fo:color="#000000" fo:language="en" fo:country="US" officeooo:rsid="032ec2be" officeooo:paragraph-rsid="032ec2be"/>
    </style:style>
    <style:style style:name="P423" style:family="paragraph" style:parent-style-name="Table_20_Contents">
      <style:text-properties fo:color="#000000" fo:language="en" fo:country="US" officeooo:rsid="034341d1" officeooo:paragraph-rsid="034341d1"/>
    </style:style>
    <style:style style:name="P424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25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26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2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28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2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3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3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3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1b765e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officeooo:rsid="00e22f60"/>
    </style:style>
    <style:style style:name="T43" style:family="text">
      <style:text-properties fo:language="ru" fo:country="RU" officeooo:rsid="00e07902"/>
    </style:style>
    <style:style style:name="T44" style:family="text">
      <style:text-properties fo:language="ru" fo:country="RU" officeooo:rsid="00f99873"/>
    </style:style>
    <style:style style:name="T45" style:family="text">
      <style:text-properties fo:language="ru" fo:country="RU" officeooo:rsid="014851b9"/>
    </style:style>
    <style:style style:name="T46" style:family="text">
      <style:text-properties fo:language="ru" fo:country="RU" fo:font-weight="normal" officeooo:rsid="01273d1c" style:font-weight-asian="normal" style:font-weight-complex="normal"/>
    </style:style>
    <style:style style:name="T47" style:family="text">
      <style:text-properties fo:language="ru" fo:country="RU" fo:font-weight="normal" officeooo:rsid="01276c86" style:font-weight-asian="normal" style:font-weight-complex="normal"/>
    </style:style>
    <style:style style:name="T48" style:family="text">
      <style:text-properties fo:language="ru" fo:country="RU" fo:font-weight="normal" officeooo:rsid="002eac18" style:font-weight-asian="normal" style:font-weight-complex="normal"/>
    </style:style>
    <style:style style:name="T49" style:family="text">
      <style:text-properties fo:language="ru" fo:country="RU" officeooo:rsid="002eac18"/>
    </style:style>
    <style:style style:name="T50" style:family="text">
      <style:text-properties fo:language="ru" fo:country="RU" officeooo:rsid="014552d2"/>
    </style:style>
    <style:style style:name="T51" style:family="text">
      <style:text-properties fo:language="ru" fo:country="RU" officeooo:rsid="00daa8b5"/>
    </style:style>
    <style:style style:name="T52" style:family="text">
      <style:text-properties fo:language="ru" fo:country="RU" officeooo:rsid="01273d1c"/>
    </style:style>
    <style:style style:name="T53" style:family="text">
      <style:text-properties fo:language="ru" fo:country="RU" officeooo:rsid="00f7ad68"/>
    </style:style>
    <style:style style:name="T54" style:family="text">
      <style:text-properties officeooo:rsid="00172148"/>
    </style:style>
    <style:style style:name="T55" style:family="text">
      <style:text-properties officeooo:rsid="001a760f"/>
    </style:style>
    <style:style style:name="T5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7" style:family="text">
      <style:text-properties fo:color="#00cc00" fo:font-size="12pt" officeooo:rsid="003d3901" style:font-size-asian="12pt" style:font-size-complex="12pt"/>
    </style:style>
    <style:style style:name="T58" style:family="text">
      <style:text-properties officeooo:rsid="0066550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6550c" style:font-weight-asian="bold" style:font-weight-complex="bold"/>
    </style:style>
    <style:style style:name="T61" style:family="text">
      <style:text-properties fo:font-weight="bold" officeooo:rsid="00878411" style:font-weight-asian="bold" style:font-weight-complex="bold"/>
    </style:style>
    <style:style style:name="T62" style:family="text">
      <style:text-properties fo:font-weight="bold" officeooo:rsid="00ac5342" style:font-weight-asian="bold" style:font-weight-complex="bold"/>
    </style:style>
    <style:style style:name="T63" style:family="text">
      <style:text-properties fo:font-weight="bold" officeooo:rsid="00ad85bf" style:font-weight-asian="bold" style:font-weight-complex="bold"/>
    </style:style>
    <style:style style:name="T64" style:family="text">
      <style:text-properties fo:font-weight="bold" officeooo:rsid="00ae74d4" style:font-weight-asian="bold" style:font-weight-complex="bold"/>
    </style:style>
    <style:style style:name="T65" style:family="text">
      <style:text-properties officeooo:rsid="00cc73d3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260a9fd" style:font-weight-asian="normal" style:font-weight-complex="normal"/>
    </style:style>
    <style:style style:name="T68" style:family="text">
      <style:text-properties fo:font-weight="normal" officeooo:rsid="02610941" style:font-weight-asian="normal" style:font-weight-complex="normal"/>
    </style:style>
    <style:style style:name="T69" style:family="text">
      <style:text-properties fo:font-weight="normal" officeooo:rsid="02636432" style:font-weight-asian="normal" style:font-weight-complex="normal"/>
    </style:style>
    <style:style style:name="T70" style:family="text">
      <style:text-properties fo:font-weight="normal" officeooo:rsid="0265540d" style:font-weight-asian="normal" style:font-weight-complex="normal"/>
    </style:style>
    <style:style style:name="T71" style:family="text">
      <style:text-properties fo:font-weight="normal" officeooo:rsid="02a11817" style:font-weight-asian="normal" style:font-weight-complex="normal"/>
    </style:style>
    <style:style style:name="T72" style:family="text">
      <style:text-properties fo:font-weight="normal" officeooo:rsid="037e19ca" style:font-weight-asian="normal" style:font-weight-complex="normal"/>
    </style:style>
    <style:style style:name="T73" style:family="text">
      <style:text-properties fo:font-weight="normal" officeooo:rsid="03917495" style:font-weight-asian="normal" style:font-weight-complex="normal"/>
    </style:style>
    <style:style style:name="T74" style:family="text">
      <style:text-properties fo:font-weight="normal" officeooo:rsid="0392b3e5" style:font-weight-asian="normal" style:font-weight-complex="normal"/>
    </style:style>
    <style:style style:name="T75" style:family="text">
      <style:text-properties fo:font-weight="normal" officeooo:rsid="039f1c28" style:font-weight-asian="normal" style:font-weight-complex="normal"/>
    </style:style>
    <style:style style:name="T76" style:family="text">
      <style:text-properties fo:font-weight="normal" officeooo:rsid="03a44891" style:font-weight-asian="normal" style:font-weight-complex="normal"/>
    </style:style>
    <style:style style:name="T77" style:family="text">
      <style:text-properties fo:font-weight="normal" officeooo:rsid="03a5b8cd" style:font-weight-asian="normal" style:font-weight-complex="normal"/>
    </style:style>
    <style:style style:name="T78" style:family="text">
      <style:text-properties fo:font-weight="normal" officeooo:rsid="03a76926" style:font-weight-asian="normal" style:font-weight-complex="normal"/>
    </style:style>
    <style:style style:name="T79" style:family="text">
      <style:text-properties fo:font-weight="normal" officeooo:rsid="03a8e572" style:font-weight-asian="normal" style:font-weight-complex="normal"/>
    </style:style>
    <style:style style:name="T80" style:family="text">
      <style:text-properties fo:font-weight="normal" officeooo:rsid="03aa196d" style:font-weight-asian="normal" style:font-weight-complex="normal"/>
    </style:style>
    <style:style style:name="T81" style:family="text">
      <style:text-properties fo:font-weight="normal" officeooo:rsid="03aecd04" style:font-weight-asian="normal" style:font-weight-complex="normal"/>
    </style:style>
    <style:style style:name="T82" style:family="text">
      <style:text-properties fo:font-weight="normal" officeooo:rsid="03b3d40e" style:font-weight-asian="normal" style:font-weight-complex="normal"/>
    </style:style>
    <style:style style:name="T83" style:family="text">
      <style:text-properties fo:font-weight="normal" officeooo:rsid="03bc3a63" style:font-weight-asian="normal" style:font-weight-complex="normal"/>
    </style:style>
    <style:style style:name="T84" style:family="text">
      <style:text-properties fo:font-weight="normal" officeooo:rsid="03c04b7e" style:font-weight-asian="normal" style:font-weight-complex="normal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1c9a5e1" style:font-size-asian="12pt" style:font-size-complex="12pt"/>
    </style:style>
    <style:style style:name="T87" style:family="text">
      <style:text-properties fo:font-size="12pt" fo:language="en" fo:country="US" officeooo:rsid="0061f44e" style:font-size-asian="12pt" style:font-size-complex="12pt"/>
    </style:style>
    <style:style style:name="T88" style:family="text">
      <style:text-properties fo:font-size="12pt" fo:language="en" fo:country="US" officeooo:rsid="006329b4" style:font-size-asian="12pt" style:font-size-complex="12pt"/>
    </style:style>
    <style:style style:name="T89" style:family="text">
      <style:text-properties fo:font-size="12pt" fo:language="en" fo:country="US" officeooo:rsid="0211072c" style:font-size-asian="12pt" style:font-size-complex="12pt"/>
    </style:style>
    <style:style style:name="T90" style:family="text">
      <style:text-properties fo:font-size="12pt" fo:language="en" fo:country="US" officeooo:rsid="0212f843" style:font-size-asian="12pt" style:font-size-complex="12pt"/>
    </style:style>
    <style:style style:name="T91" style:family="text">
      <style:text-properties fo:font-size="12pt" fo:language="en" fo:country="US" officeooo:rsid="025557e8" style:font-size-asian="12pt" style:font-size-complex="12pt"/>
    </style:style>
    <style:style style:name="T92" style:family="text">
      <style:text-properties fo:font-size="12pt" fo:language="en" fo:country="US" officeooo:rsid="011dc76d" style:font-size-asian="12pt" style:font-size-complex="12pt"/>
    </style:style>
    <style:style style:name="T93" style:family="text">
      <style:text-properties fo:font-size="12pt" fo:language="en" fo:country="US" officeooo:rsid="02686ed5" style:font-size-asian="12pt" style:font-size-complex="12pt"/>
    </style:style>
    <style:style style:name="T94" style:family="text">
      <style:text-properties fo:font-size="12pt" fo:language="en" fo:country="US" officeooo:rsid="0269033e" style:font-size-asian="12pt" style:font-size-complex="12pt"/>
    </style:style>
    <style:style style:name="T95" style:family="text">
      <style:text-properties fo:font-size="12pt" fo:language="en" fo:country="US" officeooo:rsid="026eb9dc" style:font-size-asian="12pt" style:font-size-complex="12pt"/>
    </style:style>
    <style:style style:name="T96" style:family="text">
      <style:text-properties fo:font-size="12pt" fo:language="en" fo:country="US" officeooo:rsid="02b8a696" style:font-size-asian="12pt" style:font-size-complex="12pt"/>
    </style:style>
    <style:style style:name="T97" style:family="text">
      <style:text-properties fo:font-size="12pt" fo:language="en" fo:country="US" officeooo:rsid="02b9c835" style:font-size-asian="12pt" style:font-size-complex="12pt"/>
    </style:style>
    <style:style style:name="T98" style:family="text">
      <style:text-properties fo:font-size="12pt" fo:language="ru" fo:country="RU" officeooo:rsid="00172148" style:font-size-asian="12pt" style:font-size-complex="12pt"/>
    </style:style>
    <style:style style:name="T99" style:family="text">
      <style:text-properties fo:font-size="12pt" fo:background-color="#e6e6ff" loext:char-shading-value="0" style:font-size-asian="12pt" style:font-size-complex="12pt"/>
    </style:style>
    <style:style style:name="T100" style:family="text">
      <style:text-properties fo:font-size="12pt" fo:font-weight="normal" style:font-size-asian="12pt" style:font-weight-asian="normal" style:font-size-complex="12pt" style:font-weight-complex="normal"/>
    </style:style>
    <style:style style:name="T101" style:family="text">
      <style:text-properties officeooo:rsid="0148ff9d"/>
    </style:style>
    <style:style style:name="T102" style:family="text">
      <style:text-properties fo:color="#000000"/>
    </style:style>
    <style:style style:name="T103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4" style:family="text">
      <style:text-properties officeooo:rsid="02172e32"/>
    </style:style>
    <style:style style:name="T105" style:family="text">
      <style:text-properties fo:font-style="italic" officeooo:rsid="0029d2f2" style:font-style-asian="italic" style:font-style-complex="italic"/>
    </style:style>
    <style:style style:name="T106" style:family="text">
      <style:text-properties officeooo:rsid="0029d2f2"/>
    </style:style>
    <style:style style:name="T107" style:family="text">
      <style:text-properties fo:color="#cccccc"/>
    </style:style>
    <style:style style:name="T108" style:family="text">
      <style:text-properties officeooo:rsid="0265540d"/>
    </style:style>
    <style:style style:name="T109" style:family="text">
      <style:text-properties officeooo:rsid="011dc76d"/>
    </style:style>
    <style:style style:name="T110" style:family="text">
      <style:text-properties officeooo:rsid="027c96f3"/>
    </style:style>
    <style:style style:name="T111" style:family="text">
      <style:text-properties officeooo:rsid="028c345b"/>
    </style:style>
    <style:style style:name="T112" style:family="text">
      <style:text-properties officeooo:rsid="02a346f0"/>
    </style:style>
    <style:style style:name="T113" style:family="text">
      <style:text-properties officeooo:rsid="02a4f7f5"/>
    </style:style>
    <style:style style:name="T114" style:family="text">
      <style:text-properties officeooo:rsid="02a9e3fd"/>
    </style:style>
    <style:style style:name="T115" style:family="text">
      <style:text-properties officeooo:rsid="02aed804"/>
    </style:style>
    <style:style style:name="T116" style:family="text">
      <style:text-properties officeooo:rsid="02b103ad"/>
    </style:style>
    <style:style style:name="T117" style:family="text">
      <style:text-properties officeooo:rsid="02d2a30a"/>
    </style:style>
    <style:style style:name="T118" style:family="text">
      <style:text-properties officeooo:rsid="02e2c631"/>
    </style:style>
    <style:style style:name="T119" style:family="text">
      <style:text-properties officeooo:rsid="02f20729"/>
    </style:style>
    <style:style style:name="T120" style:family="text">
      <style:text-properties officeooo:rsid="02f3d5ed"/>
    </style:style>
    <style:style style:name="T121" style:family="text">
      <style:text-properties officeooo:rsid="02f8907c"/>
    </style:style>
    <style:style style:name="T122" style:family="text">
      <style:text-properties officeooo:rsid="03037035"/>
    </style:style>
    <style:style style:name="T123" style:family="text">
      <style:text-properties officeooo:rsid="0327aca7"/>
    </style:style>
    <style:style style:name="T124" style:family="text">
      <style:text-properties officeooo:rsid="032b51b7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32a574" style:font-style-asian="normal" style:font-style-complex="normal"/>
    </style:style>
    <style:style style:name="T127" style:family="text">
      <style:text-properties officeooo:rsid="002eac18"/>
    </style:style>
    <style:style style:name="T128" style:family="text">
      <style:text-properties officeooo:rsid="03438605"/>
    </style:style>
    <style:style style:name="T129" style:family="text">
      <style:text-properties officeooo:rsid="03478a83"/>
    </style:style>
    <style:style style:name="T130" style:family="text">
      <style:text-properties officeooo:rsid="034b3ce6"/>
    </style:style>
    <style:style style:name="T131" style:family="text">
      <style:text-properties officeooo:rsid="034bbea7"/>
    </style:style>
    <style:style style:name="T132" style:family="text">
      <style:text-properties officeooo:rsid="034d69c4"/>
    </style:style>
    <style:style style:name="T133" style:family="text">
      <style:text-properties officeooo:rsid="034e7fc1"/>
    </style:style>
    <style:style style:name="T134" style:family="text">
      <style:text-properties officeooo:rsid="034fe0a4"/>
    </style:style>
    <style:style style:name="T135" style:family="text">
      <style:text-properties officeooo:rsid="0353d91e"/>
    </style:style>
    <style:style style:name="T136" style:family="text">
      <style:text-properties officeooo:rsid="03548135"/>
    </style:style>
    <style:style style:name="T137" style:family="text">
      <style:text-properties officeooo:rsid="03568b68"/>
    </style:style>
    <style:style style:name="T138" style:family="text">
      <style:text-properties officeooo:rsid="0359ac9a"/>
    </style:style>
    <style:style style:name="T139" style:family="text">
      <style:text-properties officeooo:rsid="03607405"/>
    </style:style>
    <style:style style:name="T140" style:family="text">
      <style:text-properties officeooo:rsid="0366b083"/>
    </style:style>
    <style:style style:name="T141" style:family="text">
      <style:text-properties officeooo:rsid="0371723c"/>
    </style:style>
    <style:style style:name="T142" style:family="text">
      <style:text-properties officeooo:rsid="037e19ca"/>
    </style:style>
    <style:style style:name="T143" style:family="text">
      <style:text-properties officeooo:rsid="0380e54c"/>
    </style:style>
    <style:style style:name="T144" style:family="text">
      <style:text-properties officeooo:rsid="03879fae"/>
    </style:style>
    <style:style style:name="T145" style:family="text">
      <style:text-properties officeooo:rsid="0387cddd"/>
    </style:style>
    <style:style style:name="T146" style:family="text">
      <style:text-properties officeooo:rsid="038ae932"/>
    </style:style>
    <style:style style:name="T147" style:family="text">
      <style:text-properties officeooo:rsid="038cacf1"/>
    </style:style>
    <style:style style:name="T148" style:family="text">
      <style:text-properties officeooo:rsid="038dab7b"/>
    </style:style>
    <style:style style:name="T149" style:family="text">
      <style:text-properties officeooo:rsid="038e4efb"/>
    </style:style>
    <style:style style:name="T150" style:family="text">
      <style:text-properties officeooo:rsid="0390324e"/>
    </style:style>
    <style:style style:name="T151" style:family="text">
      <style:text-properties officeooo:rsid="03917495"/>
    </style:style>
    <style:style style:name="T152" style:family="text">
      <style:text-properties officeooo:rsid="0392b3e5"/>
    </style:style>
    <style:style style:name="T153" style:family="text">
      <style:text-properties officeooo:rsid="039426ca"/>
    </style:style>
    <style:style style:name="T154" style:family="text">
      <style:text-properties officeooo:rsid="039f1c28"/>
    </style:style>
    <style:style style:name="T155" style:family="text">
      <style:text-properties officeooo:rsid="03a01f70"/>
    </style:style>
    <style:style style:name="T156" style:family="text">
      <style:text-properties officeooo:rsid="03a1848b"/>
    </style:style>
    <style:style style:name="T157" style:family="text">
      <style:text-properties officeooo:rsid="03aa33b3"/>
    </style:style>
    <style:style style:name="T158" style:family="text">
      <style:text-properties officeooo:rsid="03b36209"/>
    </style:style>
    <style:style style:name="T159" style:family="text">
      <style:text-properties officeooo:rsid="03b464d5"/>
    </style:style>
    <style:style style:name="T160" style:family="text">
      <style:text-properties officeooo:rsid="03b5b178"/>
    </style:style>
    <style:style style:name="T161" style:family="text">
      <style:text-properties officeooo:rsid="00bedda8"/>
    </style:style>
    <style:style style:name="T162" style:family="text">
      <style:text-properties officeooo:rsid="03ba54be"/>
    </style:style>
    <style:style style:name="T163" style:family="text">
      <style:text-properties officeooo:rsid="03bd61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7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97">Created by Wohlstand (July, 17, 2014)</text:p>
      <text:p text:style-name="P398"/>
      <text:p text:style-name="P399"><text:span text:style-name="T87"><text:tab/>This is a level </text:span><text:span text:style-name="T89">map</text:span><text:span text:style-name="T87"> </text:span><text:span text:style-name="T90">TEXT file</text:span><text:span text:style-name="T88">. All parameters </text:span><text:span text:style-name="T91">have each markers and </text:span><text:span text:style-name="T96">separated by </text:span><text:span text:style-name="T91">sections </text:span><text:span text:style-name="T96">which contains only items of </text:span><text:span text:style-name="T97">defined </text:span><text:span text:style-name="T96">type</text:span><text:span text:style-name="T88">.</text:span></text:p>
      <text:p text:style-name="P370"/>
      <text:p text:style-name="P394"><text:span text:style-name="Descr_5f_ttl2">Introduction</text:span></text:p>
      <text:p text:style-name="P371"><text:span text:style-name="T59">Standart parameters</text:span><text:span text:style-name="T41">:</text:span></text:p>
      <text:p text:style-name="P368">Standart size of one block<text:tab/>3<text:span text:style-name="T65">2</text:span>x3<text:span text:style-name="T65">2 pixels</text:span></text:p>
      <text:p text:style-name="P372">On screen can showing height<text:tab/>19 blocks</text:p>
      <text:p text:style-name="P373"><text:span text:style-name="T55">On screen can showing </text:span><text:span text:style-name="T3">width<text:tab/></text:span><text:span text:style-name="T40">25</text:span><text:span text:style-name="T55"> blocks</text:span></text:p>
      <text:p text:style-name="P374"><text:span text:style-name="T36">Big</text:span><text:span text:style-name="T27"> h</text:span><text:span text:style-name="T54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75"><text:span text:style-name="T36">Big</text:span><text:span text:style-name="T27"> </text:span><text:span text:style-name="T36">wi</text:span><text:span text:style-name="T54">dth of screen<text:tab/></text:span><text:span text:style-name="T8">8</text:span><text:span text:style-name="T54">00 </text:span><text:span text:style-name="T14">pixels </text:span><text:span text:style-name="T32">(28 blocks)</text:span></text:p>
      <text:p text:style-name="P376"><text:span text:style-name="T14">Small </text:span><text:span text:style-name="T1">width </text:span><text:span text:style-name="T109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86"><text:span text:style-name="T92">S</text:span><text:span text:style-name="T93">mall height of screen<text:tab/></text:span><text:span text:style-name="T94">480</text:span><text:span text:style-name="T98"> </text:span><text:span text:style-name="T92">pixels </text:span><text:span text:style-name="T95">(15 blocks)</text:span></text:p>
      <text:p text:style-name="P310"/>
      <text:p text:style-name="P393"><text:span text:style-name="Descr_5f_ttl2"><text:span text:style-name="T104">Default section </text:span></text:span><text:span text:style-name="Descr_5f_ttl2"><text:span text:style-name="T18">positions</text:span></text:span></text:p>
      <text:p text:style-name="P311"><text:span text:style-name="Descr_5f_ttl2"/></text:p>
      <text:p text:style-name="P392"><text:span text:style-name="T61">(</text:span><text:span text:style-name="T7">Section Center</text:span><text:span text:style-name="T61">)<text:tab/></text:span><text:span text:style-name="T64">Section <text:s/></text:span><text:span text:style-name="T62">(X </text:span><text:span text:style-name="T6">and</text:span><text:span text:style-name="T62"> Y axis </text:span><text:span text:style-name="T63">ranges</text:span><text:span text:style-name="T62">) </text:span></text:p>
      <text:p text:style-name="P387"><text:span text:style-name="T58">-200000<text:tab/></text:span><text:span text:style-name="T60">01</text:span><text:span text:style-name="T58"> (-190000 : -219999)</text:span></text:p>
      <text:p text:style-name="P387"><text:span text:style-name="T58">-180000<text:tab/></text:span><text:span text:style-name="T60">02</text:span><text:span text:style-name="T58"> (-170000 : -189999)</text:span></text:p>
      <text:p text:style-name="P387"><text:span text:style-name="T58">-160000<text:tab/></text:span><text:span text:style-name="T60">03</text:span><text:span text:style-name="T58"> (-150000 : -189999)</text:span></text:p>
      <text:p text:style-name="P387"><text:span text:style-name="T58">-140000<text:tab/></text:span><text:span text:style-name="T60">04</text:span><text:span text:style-name="T58"> (-130000 : -149999)</text:span></text:p>
      <text:p text:style-name="P387"><text:span text:style-name="T58">-120000<text:tab/></text:span><text:span text:style-name="T60">05</text:span><text:span text:style-name="T58"> (-110000 : -129999)</text:span></text:p>
      <text:p text:style-name="P387"><text:span text:style-name="T58">-100000<text:tab/></text:span><text:span text:style-name="T60">06</text:span><text:span text:style-name="T58"> (-90000 : -109999)</text:span></text:p>
      <text:p text:style-name="P387"><text:span text:style-name="T58">-80000<text:tab/></text:span><text:span text:style-name="T60">07</text:span><text:span text:style-name="T58"> (-70000 : -89999)</text:span></text:p>
      <text:p text:style-name="P387"><text:span text:style-name="T58">-60000<text:tab/></text:span><text:span text:style-name="T60">08</text:span><text:span text:style-name="T58"> (-50000 : -69999)</text:span></text:p>
      <text:p text:style-name="P387"><text:span text:style-name="T58">-40000<text:tab/></text:span><text:span text:style-name="T60">09</text:span><text:span text:style-name="T58"> (-30000 : -49999)</text:span></text:p>
      <text:p text:style-name="P387"><text:span text:style-name="T58">-20000<text:tab/></text:span><text:span text:style-name="T60">10</text:span><text:span text:style-name="T58"> (-10000 : -29999)</text:span></text:p>
      <text:p text:style-name="P387"><text:span text:style-name="T58">0000<text:tab/></text:span><text:span text:style-name="T60">11</text:span><text:span text:style-name="T58"> (9999 : -9999)</text:span></text:p>
      <text:p text:style-name="P387"><text:span text:style-name="T58">20000<text:tab/></text:span><text:span text:style-name="T60">12</text:span><text:span text:style-name="T58"> (10000 : 29999)</text:span></text:p>
      <text:p text:style-name="P387"><text:span text:style-name="T58">40000<text:tab/></text:span><text:span text:style-name="T60">13</text:span><text:span text:style-name="T58"> (30000 : 49999)</text:span></text:p>
      <text:p text:style-name="P387"><text:span text:style-name="T58">-60000<text:tab/></text:span><text:span text:style-name="T60">14</text:span><text:span text:style-name="T58"> (50000 : 69999)</text:span></text:p>
      <text:p text:style-name="P387"><text:span text:style-name="T58">80000<text:tab/></text:span><text:span text:style-name="T60">15</text:span><text:span text:style-name="T58"> (70000 : 89999)</text:span></text:p>
      <text:p text:style-name="P387"><text:span text:style-name="T58">100000<text:tab/></text:span><text:span text:style-name="T60">16</text:span><text:span text:style-name="T58"> (90000 : 109999)</text:span></text:p>
      <text:p text:style-name="P387"><text:span text:style-name="T58">120000<text:tab/></text:span><text:span text:style-name="T60">17</text:span><text:span text:style-name="T58"> (100000 : 129999)</text:span></text:p>
      <text:p text:style-name="P387"><text:span text:style-name="T58">140000<text:tab/></text:span><text:span text:style-name="T60">18</text:span><text:span text:style-name="T58"> (130000 : 149999)</text:span></text:p>
      <text:p text:style-name="P387"><text:span text:style-name="T58">160000<text:tab/></text:span><text:span text:style-name="T60">19</text:span><text:span text:style-name="T58"> (150000 : 169999)</text:span></text:p>
      <text:p text:style-name="P387"><text:span text:style-name="T58">180000<text:tab/></text:span><text:span text:style-name="T60">20</text:span><text:span text:style-name="T58"> (170000 : 189999)</text:span></text:p>
      <text:p text:style-name="P387"><text:span text:style-name="T58">200000<text:tab/></text:span><text:span text:style-name="T60">21</text:span><text:span text:style-name="T58"> (190000 : 209999)</text:span></text:p>
      <text:p text:style-name="P309"/>
      <text:list xml:id="list1094448337293708920" text:style-name="L1">
        <text:list-item>
          <text:p text:style-name="P424"><text:span text:style-name="T1">The standard</text:span><text:span text:style-name="T17"> s</text:span><text:span text:style-name="T10">ize of one section</text:span><text:span text:style-name="T43"> </text:span><text:span text:style-name="T19">zone </text:span><text:span text:style-name="T9">is </text:span><text:span text:style-name="T42">29999×29999</text:span><text:span text:style-name="T11"> pixels</text:span></text:p>
        </text:list-item>
        <text:list-item>
          <text:p text:style-name="P425"><text:span text:style-name="T9">Y is always equal to X </text:span><text:span text:style-name="T12">as Section center coordinates</text:span></text:p>
        </text:list-item>
        <text:list-item>
          <text:p text:style-name="P426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08"/>
      <text:p text:style-name="P316"><text:span text:style-name="T39">For convert</text:span><text:span text:style-name="T49">ing</text:span><text:span text:style-name="T39"> from absolute coordinates to the relative of center </text:span><text:span text:style-name="T50">by</text:span><text:span text:style-name="T39"> one section:</text:span></text:p>
      <text:p text:style-name="P132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2"/>
      <text:p text:style-name="P361"><text:span text:style-name="T125">The section size and position </text:span><text:span text:style-name="T126">are defined by the position of each side of the section.<text:line-break/>height and width are calculated with a formula:</text:span><text:span text:style-name="T106"><text:line-break/></text:span><text:span text:style-name="T105">W = |L-R| <text:s text:c="7"/>H = |T-B|</text:span></text:p>
      <text:p text:style-name="P318"/>
      <text:p text:style-name="P318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91"><text:span text:style-name="T127">The c</text:span><text:span text:style-name="T53">oordinates of </text:span><text:span text:style-name="T127">an object's placement is set </text:span><text:span text:style-name="T53">concerning its upper left corner</text:span><text:span text:style-name="T51">:</text:span></text:p>
      <text:p text:style-name="P367"><text:span text:style-name="T44">In this example,</text:span><text:span text:style-name="T51"> </text:span><text:span text:style-name="T49">the </text:span><text:span text:style-name="T51">mushroom</text:span><text:span text:style-name="T49">'s </text:span><text:span text:style-name="T51">coordinates on </text:span><text:span text:style-name="T49">the </text:span><text:span text:style-name="T51">current section is: </text:span><text:span text:style-name="T45">X</text:span><text:span text:style-name="T51">=2150; <text:s/></text:span><text:span text:style-name="T45">Y</text:span><text:span text:style-name="T51">=2600<text:line-break/></text:span><text:span text:style-name="T44">and the block coordinates are: </text:span><text:span text:style-name="T45">X</text:span><text:span text:style-name="T44">=2150; <text:s/>Y=2632</text:span></text:p>
      <text:p text:style-name="P359"><text:span text:style-name="T52">Remember!</text:span><text:span text:style-name="T46"><text:line-break/>As the </text:span><text:span text:style-name="T47">Y</text:span><text:span text:style-name="T46"> axis is turned to move </text:span><text:span text:style-name="T48">an</text:span><text:span text:style-name="T46"> object down, it is necessary to add to </text:span><text:span text:style-name="T48">the </text:span><text:span text:style-name="T46">Y offset and to move up, it is necessary to subtract.</text:span></text:p>
      <text:p text:style-name="P196"><draw:frame draw:style-name="fr2" draw:name="Графический объект1" text:anchor-type="paragraph" svg:x="0.325cm" svg:y="0.669cm" svg:width="6.031cm" svg:height="5.56cm" draw:z-index="0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1F609CD.svm" xlink:type="simple" xlink:show="embed" xlink:actuate="onLoad"/></draw:frame><text:line-break/></text:p>
      <text:p text:style-name="P396"><text:span text:style-name="Descr_5f_ttl2"><text:span text:style-name="T101">File Format Specification</text:span></text:span></text:p>
      <text:p text:style-name="P356">The reference designations:</text:p>
      <text:list xml:id="list3048061133667218806" text:style-name="L2">
        <text:list-item>
          <text:p text:style-name="P427">standart parameter</text:p>
        </text:list-item>
        <text:list-item>
          <text:p text:style-name="P430">Comment title</text:p>
        </text:list-item>
        <text:list-item>
          <text:p text:style-name="P431"><text:span text:style-name="Descr"><text:span text:style-name="T85">Comment description</text:span></text:span></text:p>
        </text:list-item>
        <text:list-item>
          <text:p text:style-name="P431"><text:span text:style-name="Descr"><text:span text:style-name="T56">loop</text:span></text:span></text:p>
        </text:list-item>
        <text:list-item>
          <text:p text:style-name="P431"><text:span text:style-name="Descr"><text:span text:style-name="T57">variable</text:span></text:span></text:p>
        </text:list-item>
        <text:list-item>
          <text:p text:style-name="P432"><text:span text:style-name="Descr_5f_special"><text:span text:style-name="T99">Special option, using only under special conditions, differently is absent</text:span></text:span></text:p>
        </text:list-item>
        <text:list-item>
          <text:p text:style-name="P428">File format version limit</text:p>
        </text:list-item>
        <text:list-item>
          <text:p text:style-name="P429"><text:span text:style-name="Descr_5f_dtype">Data type</text:span></text:p>
        </text:list-item>
      </text:list>
      <text:p text:style-name="P382"><text:span text:style-name="Descr_5f_special"><text:span text:style-name="T85"/></text:span></text:p>
      <text:p text:style-name="P383"><text:span text:style-name="Descr_5f_special"><text:span text:style-name="T103">File format version:</text:span></text:span></text:p>
      <text:p text:style-name="P384"><text:span text:style-name="Descr_5f_special"><text:span text:style-name="T86">The version number of the file format defines data present or absent in the file.</text:span></text:span></text:p>
      <text:p text:style-name="P369"/>
      <text:p text:style-name="P369"/>
      <text:p text:style-name="P357">Sections</text:p>
      <text:p text:style-name="P365">Each data type separated by markers:</text:p>
      <text:p text:style-name="P357"><text:span text:style-name="T66">started from line </text:span>DATA1<text:span text:style-name="T66"> and closed with line </text:span>DATA1_END</text:p>
      <text:p text:style-name="P357"/>
      <text:p text:style-name="P358">for example:</text:p>
      <text:p text:style-name="P366">SECTION<text:line-break/><text:span text:style-name="T107">SC:1;L:-32445;R:-32436;T:-43623;B:-32677;MZ:43;MF:"test.ogg";BG:34; </text:span><text:span text:style-name="T102">← some data</text:span><text:line-break/>SECTION_END</text:p>
      <text:p text:style-name="P357"/>
      <text:p text:style-name="P319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8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3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3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194">META_BOOKMARKS</text:p>
          </table:table-cell>
          <table:table-cell table:style-name="Таблица1.B5" office:value-type="string">
            <text:p text:style-name="P194"><text:span text:style-name="Descr"><text:span text:style-name="T162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4">STARTPOINT</text:p>
          </table:table-cell>
          <table:table-cell table:style-name="Таблица1.B5" office:value-type="string">
            <text:p text:style-name="P34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3">BLOCK</text:p>
          </table:table-cell>
          <table:table-cell table:style-name="Таблица1.B6" office:value-type="string">
            <text:p text:style-name="P312"><text:span text:style-name="Descr"><text:span text:style-name="T100">Blocks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7" office:value-type="string">
            <text:p text:style-name="P163">BGO</text:p>
          </table:table-cell>
          <table:table-cell table:style-name="Таблица1.B7" office:value-type="string">
            <text:p text:style-name="P312"><text:span text:style-name="Descr"><text:span text:style-name="T100">BGO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8" office:value-type="string">
            <text:p text:style-name="P163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3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3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3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63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5">EVENT</text:p>
          </table:table-cell>
          <table:table-cell table:style-name="Таблица1.B13" office:value-type="string">
            <text:p text:style-name="P35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63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197"/>
      <text:p text:style-name="P199"/>
      <text:p text:style-name="P395">Data<text:span text:style-name="T66"><text:line-break/><text:tab/>Each data entry have each line. Parameters separated with a semicolon “;”. All parameters must have a markers. Marker and value separated by </text:span><text:span text:style-name="T67">colon </text:span><text:span text:style-name="T66">“:”. </text:span><text:span text:style-name="T68">Non-exist markers will be skipped.</text:span></text:p>
      <text:p text:style-name="P354"><text:span text:style-name="T66">Not allowing to use parameters without markers. </text:span><text:span text:style-name="T69">Data-type for each parameter defining by </text:span><text:span text:style-name="T70">its internal. Data-types closed by its markers. </text:span><text:span text:style-name="T71">Always possible add new marker with possible to save compatible with old versions.</text:span></text:p>
      <text:p text:style-name="P364"/>
      <text:p text:style-name="P355"><text:span text:style-name="T108">E</text:span>xample of data entry:</text:p>
      <text:p text:style-name="P385">ID:24;X:-4146;Y:23566;V:-1;ZO:0;SP:-1;L:"Default"</text:p>
      <text:p text:style-name="Standard"/>
      <text:p text:style-name="Standard"/>
      <text:p text:style-name="P400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01"><text:span text:style-name="Descr_5f_dtype"><text:span text:style-name="T66">12345</text:span></text:span></text:p>
          </table:table-cell>
          <table:table-cell table:style-name="Таблица12.B1" office:value-type="string">
            <text:p text:style-name="P401"><text:span text:style-name="Descr"><text:span text:style-name="T66">unsigned int/long</text:span></text:span></text:p>
          </table:table-cell>
        </table:table-row>
        <table:table-row>
          <table:table-cell table:style-name="Таблица12.A2" office:value-type="string">
            <text:p text:style-name="P401"><text:span text:style-name="Descr_5f_dtype"><text:span text:style-name="T66">-31414</text:span></text:span></text:p>
          </table:table-cell>
          <table:table-cell table:style-name="Таблица12.B2" office:value-type="string">
            <text:p text:style-name="P402"><text:span text:style-name="Descr"><text:span text:style-name="T66">signed int/long</text:span></text:span></text:p>
          </table:table-cell>
        </table:table-row>
        <table:table-row>
          <table:table-cell table:style-name="Таблица12.A2" office:value-type="string">
            <text:p text:style-name="P408"><text:span text:style-name="Descr_5f_dtype">13.45</text:span></text:p>
          </table:table-cell>
          <table:table-cell table:style-name="Таблица12.B2" office:value-type="string">
            <text:p text:style-name="P406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08"><text:span text:style-name="Descr_5f_dtype">-34.772</text:span></text:p>
          </table:table-cell>
          <table:table-cell table:style-name="Таблица12.B2" office:value-type="string">
            <text:p text:style-name="P407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01"><text:span text:style-name="Descr_5f_dtype">"Hello world"</text:span></text:p>
          </table:table-cell>
          <table:table-cell table:style-name="Таблица12.B2" office:value-type="string">
            <text:p text:style-name="P403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10"><text:span text:style-name="Descr_5f_dtype">H48656c6c6f20776f726c64</text:span></text:p>
          </table:table-cell>
          <table:table-cell table:style-name="Таблица12.B2" office:value-type="string">
            <text:p text:style-name="P409"><text:span text:style-name="Descr"><text:span text:style-name="T144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03"><text:span text:style-name="Descr_5f_dtype">[123,54,243,33]</text:span></text:p>
          </table:table-cell>
          <table:table-cell table:style-name="Таблица12.B2" office:value-type="string">
            <text:p text:style-name="P403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03"><text:span text:style-name="Descr_5f_dtype">["test", "cat", "dog"]</text:span></text:p>
          </table:table-cell>
          <table:table-cell table:style-name="Таблица12.B2" office:value-type="string">
            <text:p text:style-name="P403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03"><text:span text:style-name="Descr_5f_dtype">0/1</text:span></text:p>
          </table:table-cell>
          <table:table-cell table:style-name="Таблица12.B2" office:value-type="string">
            <text:p text:style-name="P405"><text:span text:style-name="Descr"><text:span text:style-name="T161">Boolean</text:span></text:span></text:p>
          </table:table-cell>
        </table:table-row>
        <table:table-row>
          <table:table-cell table:style-name="Таблица12.A2" office:value-type="string">
            <text:p text:style-name="P403"><text:span text:style-name="Descr_5f_dtype">011011010</text:span></text:p>
          </table:table-cell>
          <table:table-cell table:style-name="Таблица12.B2" office:value-type="string">
            <text:p text:style-name="P405"><text:span text:style-name="Descr"><text:span text:style-name="T161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04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05"><text:span text:style-name="Descr"><text:span text:style-name="T160">Byte-encoded B</text:span></text:span><text:span text:style-name="Descr">ool</text:span><text:span text:style-name="Descr"><text:span text:style-name="T161">ean</text:span></text:span><text:span text:style-name="Descr"> array</text:span></text:p>
          </table:table-cell>
        </table:table-row>
      </table:table>
      <text:p text:style-name="P400"/>
      <text:p text:style-name="P377"/>
      <text:p text:style-name="P378">Also inside strings can be used sprcial <text:span text:style-name="T124">safe constants</text:span>:</text:p>
      <text:p text:style-name="P378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19">\n</text:p>
          </table:table-cell>
          <table:table-cell table:style-name="Таблица13.B1" office:value-type="string">
            <text:p text:style-name="P411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20">\”</text:p>
          </table:table-cell>
          <table:table-cell table:style-name="Таблица13.B2" office:value-type="string">
            <text:p text:style-name="P414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20">\\</text:p>
          </table:table-cell>
          <table:table-cell table:style-name="Таблица13.B2" office:value-type="string">
            <text:p text:style-name="P415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20">\;</text:p>
          </table:table-cell>
          <table:table-cell table:style-name="Таблица13.B2" office:value-type="string">
            <text:p text:style-name="P415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20">\:</text:p>
          </table:table-cell>
          <table:table-cell table:style-name="Таблица13.B2" office:value-type="string">
            <text:p text:style-name="P415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21">\[</text:p>
          </table:table-cell>
          <table:table-cell table:style-name="Таблица13.B2" office:value-type="string">
            <text:p text:style-name="P416"><text:span text:style-name="Descr">[</text:span></text:p>
          </table:table-cell>
        </table:table-row>
        <table:table-row>
          <table:table-cell table:style-name="Таблица13.A2" office:value-type="string">
            <text:p text:style-name="P421">\]</text:p>
          </table:table-cell>
          <table:table-cell table:style-name="Таблица13.B2" office:value-type="string">
            <text:p text:style-name="P416"><text:span text:style-name="Descr">]</text:span></text:p>
          </table:table-cell>
        </table:table-row>
        <table:table-row>
          <table:table-cell table:style-name="Таблица13.A2" office:value-type="string">
            <text:p text:style-name="P422">\,</text:p>
          </table:table-cell>
          <table:table-cell table:style-name="Таблица13.B2" office:value-type="string">
            <text:p text:style-name="P417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23">\%</text:p>
          </table:table-cell>
          <table:table-cell table:style-name="Таблица13.B2" office:value-type="string">
            <text:p text:style-name="P418"><text:span text:style-name="Descr">Percent</text:span></text:p>
          </table:table-cell>
        </table:table-row>
      </table:table>
      <text:p text:style-name="P378"/>
      <text:p text:style-name="P381"/>
      <text:p text:style-name="P377"/>
      <text:p text:style-name="P379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13"><text:span text:style-name="T123">@</text:span>p<text:span text:style-name="T123">@</text:span></text:p>
          </table:table-cell>
          <table:table-cell table:style-name="Таблица14.B1" office:value-type="string">
            <text:p text:style-name="P412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80"/>
      <text:p text:style-name="P377"/>
      <text:p text:style-name="P377"/>
      <text:p text:style-name="P389">Data markers</text:p>
      <text:p text:style-name="P200"/>
      <text:p text:style-name="P201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9">Marker</text:p>
          </table:table-cell>
          <table:table-cell table:style-name="Таблица2.B1" office:value-type="string">
            <text:p text:style-name="P239">Description</text:p>
          </table:table-cell>
        </table:table-row>
        <table:table-row>
          <table:table-cell table:style-name="Таблица2.A2" office:value-type="string">
            <text:p text:style-name="P164">TL</text:p>
          </table:table-cell>
          <table:table-cell table:style-name="Таблица2.B2" office:value-type="string">
            <text:p text:style-name="P205"><text:span text:style-name="Descr_5f_dtype"><text:span text:style-name="T66">(string)</text:span></text:span><text:span text:style-name="Descr"><text:span text:style-name="T66"> Level title</text:span></text:span></text:p>
          </table:table-cell>
        </table:table-row>
        <table:table-row>
          <table:table-cell table:style-name="Таблица2.A3" office:value-type="string">
            <text:p text:style-name="P164">SZ</text:p>
          </table:table-cell>
          <table:table-cell table:style-name="Таблица2.B3" office:value-type="string">
            <text:p text:style-name="P205"><text:span text:style-name="Descr_5f_dtype"><text:span text:style-name="T66">(unsigned int)</text:span></text:span><text:span text:style-name="Descr"><text:span text:style-name="T66"> Number of stars</text:span></text:span></text:p>
          </table:table-cell>
        </table:table-row>
        <table:table-row>
          <table:table-cell table:style-name="Таблица2.A7" office:value-type="string">
            <text:p text:style-name="P14">CN</text:p>
          </table:table-cell>
          <table:table-cell table:style-name="Таблица2.B7" office:value-type="string">
            <text:p text:style-name="P210"><text:span text:style-name="Descr_5f_dtype"><text:span text:style-name="T66">(string)</text:span></text:span><text:span text:style-name="Descr"><text:span text:style-name="T66"> Game config key.</text:span></text:span></text:p>
          </table:table-cell>
        </table:table-row>
        <table:table-row>
          <table:table-cell table:style-name="Таблица2.A7" office:value-type="string">
            <text:p text:style-name="P27">GS</text:p>
          </table:table-cell>
          <table:table-cell table:style-name="Таблица2.B7" office:value-type="string">
            <text:p text:style-name="P27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31">PS</text:p>
          </table:table-cell>
          <table:table-cell table:style-name="Таблица2.B7" office:value-type="string">
            <text:p text:style-name="P31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32">CC</text:p>
          </table:table-cell>
          <table:table-cell table:style-name="Таблица2.B7" office:value-type="string">
            <text:p text:style-name="P32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3">CT</text:p>
          </table:table-cell>
          <table:table-cell table:style-name="Таблица2.B9" office:value-type="string">
            <text:p text:style-name="P33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58">TL</text:p>
          </table:table-cell>
          <table:table-cell table:style-name="Таблица2.B9" office:value-type="string">
            <text:p text:style-name="P158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59">TA</text:p>
          </table:table-cell>
          <table:table-cell table:style-name="Таблица2.B10" office:value-type="string">
            <text:p text:style-name="P159"><text:span text:style-name="Descr_5f_dtype">(int)</text:span><text:span text:style-name="Descr"> Time limit type (Kill player, Trigger event)</text:span></text:p>
          </table:table-cell>
        </table:table-row>
      </table:table>
      <text:p text:style-name="P210"/>
      <text:p text:style-name="P210"/>
      <text:p text:style-name="P202"><text:span text:style-name="T110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0">Marker</text:p>
          </table:table-cell>
          <table:table-cell table:style-name="Таблица3.B1" office:value-type="string">
            <text:p text:style-name="P240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06"><text:span text:style-name="Descr_5f_dtype"><text:span text:style-name="T66">(unsigned int)</text:span></text:span><text:span text:style-name="Descr"><text:span text:style-name="T66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75"><text:span text:style-name="Descr_5f_dtype"><text:span text:style-name="T66">(long)</text:span></text:span><text:span text:style-name="Descr"><text:span text:style-name="T66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76"><text:span text:style-name="Descr_5f_dtype"><text:span text:style-name="T66">(long)</text:span></text:span><text:span text:style-name="Descr"><text:span text:style-name="T66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7">BG</text:p>
          </table:table-cell>
          <table:table-cell table:style-name="Таблица3.B18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7">BF</text:p>
          </table:table-cell>
          <table:table-cell table:style-name="Таблица3.B18" office:value-type="string">
            <text:p text:style-name="P17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9">CS</text:p>
          </table:table-cell>
          <table:table-cell table:style-name="Таблица3.B18" office:value-type="string">
            <text:p text:style-name="P19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20">OE</text:p>
          </table:table-cell>
          <table:table-cell table:style-name="Таблица3.B18" office:value-type="string">
            <text:p text:style-name="P20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18" office:value-type="string">
            <text:p text:style-name="P21">SR</text:p>
          </table:table-cell>
          <table:table-cell table:style-name="Таблица3.B18" office:value-type="string">
            <text:p text:style-name="P22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21">SL</text:p>
          </table:table-cell>
          <table:table-cell table:style-name="Таблица3.B18" office:value-type="string">
            <text:p text:style-name="P22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3">GR</text:p>
          </table:table-cell>
          <table:table-cell table:style-name="Таблица3.B18" office:value-type="string">
            <text:p text:style-name="P24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5">W<text:span text:style-name="T111">E</text:span></text:p>
          </table:table-cell>
          <table:table-cell table:style-name="Таблица3.B18" office:value-type="string">
            <text:p text:style-name="P26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8">WD</text:p>
          </table:table-cell>
          <table:table-cell table:style-name="Таблица3.B18" office:value-type="string">
            <text:p text:style-name="P28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9">WF</text:p>
          </table:table-cell>
          <table:table-cell table:style-name="Таблица3.B18" office:value-type="string">
            <text:p text:style-name="P313"><text:span text:style-name="Descr_5f_dtype"><text:span text:style-name="T66">(int)</text:span></text:span><text:span text:style-name="Descr"><text:span text:style-name="T100"> Wind </text:span></text:span><text:span text:style-name="Descr">strength value</text:span><text:span text:style-name="Descr"><text:span text:style-name="T100"> </text:span></text:span></text:p>
          </table:table-cell>
        </table:table-row>
        <table:table-row>
          <table:table-cell table:style-name="Таблица3.A19" office:value-type="string">
            <text:p text:style-name="P30">WT</text:p>
          </table:table-cell>
          <table:table-cell table:style-name="Таблица3.B19" office:value-type="string">
            <text:p text:style-name="P30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32">CC</text:p>
          </table:table-cell>
          <table:table-cell table:style-name="Таблица3.B20" office:value-type="string">
            <text:p text:style-name="P32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211"/>
      <text:p text:style-name="P204"><text:span text:style-name="T163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74">Marker</text:p>
          </table:table-cell>
          <table:table-cell table:style-name="Таблица46.B1" office:value-type="string">
            <text:p text:style-name="P274">Description</text:p>
          </table:table-cell>
        </table:table-row>
        <table:table-row>
          <table:table-cell table:style-name="Таблица46.A2" office:value-type="string">
            <text:p text:style-name="P195">BM</text:p>
          </table:table-cell>
          <table:table-cell table:style-name="Таблица46.B2" office:value-type="string">
            <text:p text:style-name="P208"><text:span text:style-name="Descr_5f_dtype"><text:span text:style-name="T66">(</text:span></text:span><text:span text:style-name="Descr_5f_dtype"><text:span text:style-name="T83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84">Bookmark title</text:span></text:span></text:p>
          </table:table-cell>
        </table:table-row>
        <table:table-row>
          <table:table-cell table:style-name="Таблица46.A3" office:value-type="string">
            <text:p text:style-name="P41">X</text:p>
          </table:table-cell>
          <table:table-cell table:style-name="Таблица46.B3" office:value-type="string">
            <text:p text:style-name="P208"><text:span text:style-name="Descr_5f_dtype"><text:span text:style-name="T66">(long)</text:span></text:span><text:span text:style-name="Descr"><text:span text:style-name="T66"> Position X</text:span></text:span></text:p>
          </table:table-cell>
        </table:table-row>
        <table:table-row>
          <table:table-cell table:style-name="Таблица46.A4" office:value-type="string">
            <text:p text:style-name="P41">Y</text:p>
          </table:table-cell>
          <table:table-cell table:style-name="Таблица46.B4" office:value-type="string">
            <text:p text:style-name="P238"><text:span text:style-name="Descr_5f_dtype"><text:span text:style-name="T66">(long)</text:span></text:span><text:span text:style-name="Descr"><text:span text:style-name="T66"> Position Y</text:span></text:span></text:p>
          </table:table-cell>
        </table:table-row>
      </table:table>
      <text:p text:style-name="P16"/>
      <text:p text:style-name="P211"/>
      <text:p text:style-name="P203"><text:span text:style-name="T112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1">Marker</text:p>
          </table:table-cell>
          <table:table-cell table:style-name="Таблица4.B1" office:value-type="string">
            <text:p text:style-name="P241">Description</text:p>
          </table:table-cell>
        </table:table-row>
        <table:table-row>
          <table:table-cell table:style-name="Таблица4.A2" office:value-type="string">
            <text:p text:style-name="P40">ID</text:p>
          </table:table-cell>
          <table:table-cell table:style-name="Таблица4.B2" office:value-type="string">
            <text:p text:style-name="P207"><text:span text:style-name="Descr_5f_dtype"><text:span text:style-name="T66">(unsigned int)</text:span></text:span><text:span text:style-name="Descr"><text:span text:style-name="T66"> Player ID</text:span></text:span></text:p>
          </table:table-cell>
        </table:table-row>
        <table:table-row>
          <table:table-cell table:style-name="Таблица4.A3" office:value-type="string">
            <text:p text:style-name="P40">X</text:p>
          </table:table-cell>
          <table:table-cell table:style-name="Таблица4.B3" office:value-type="string">
            <text:p text:style-name="P207"><text:span text:style-name="Descr_5f_dtype"><text:span text:style-name="T66">(long)</text:span></text:span><text:span text:style-name="Descr"><text:span text:style-name="T66"> Position X</text:span></text:span></text:p>
          </table:table-cell>
        </table:table-row>
        <table:table-row>
          <table:table-cell table:style-name="Таблица4.A4" office:value-type="string">
            <text:p text:style-name="P40">Y</text:p>
          </table:table-cell>
          <table:table-cell table:style-name="Таблица4.B4" office:value-type="string">
            <text:p text:style-name="P212"><text:span text:style-name="Descr_5f_dtype"><text:span text:style-name="T66">(long)</text:span></text:span><text:span text:style-name="Descr"><text:span text:style-name="T66"> Position Y</text:span></text:span></text:p>
          </table:table-cell>
        </table:table-row>
        <table:table-row>
          <table:table-cell table:style-name="Таблица4.A5" office:value-type="string">
            <text:p text:style-name="P78">D</text:p>
          </table:table-cell>
          <table:table-cell table:style-name="Таблица4.B5" office:value-type="string">
            <text:p text:style-name="P78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09"/>
      <text:p text:style-name="P209"/>
      <text:p text:style-name="P314"><text:span text:style-name="T113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42">Marker</text:p>
          </table:table-cell>
          <table:table-cell table:style-name="Таблица5.B1" office:value-type="string">
            <text:p text:style-name="P242">Description</text:p>
          </table:table-cell>
        </table:table-row>
        <table:table-row>
          <table:table-cell table:style-name="Таблица5.A2" office:value-type="string">
            <text:p text:style-name="P36">ID</text:p>
          </table:table-cell>
          <table:table-cell table:style-name="Таблица5.B2" office:value-type="string">
            <text:p text:style-name="P277"><text:span text:style-name="Descr_5f_dtype"><text:span text:style-name="T66">(unsigned long)</text:span></text:span><text:span text:style-name="Descr"><text:span text:style-name="T66"> Block ID</text:span></text:span></text:p>
          </table:table-cell>
        </table:table-row>
        <table:table-row>
          <table:table-cell table:style-name="Таблица5.A12" office:value-type="string">
            <text:p text:style-name="P36">X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2">Y</text:p>
          </table:table-cell>
          <table:table-cell table:style-name="Таблица5.B12" office:value-type="string">
            <text:p text:style-name="P47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2">W</text:p>
          </table:table-cell>
          <table:table-cell table:style-name="Таблица5.B12" office:value-type="string">
            <text:p text:style-name="P47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2">H</text:p>
          </table:table-cell>
          <table:table-cell table:style-name="Таблица5.B12" office:value-type="string">
            <text:p text:style-name="P47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6">CN</text:p>
          </table:table-cell>
          <table:table-cell table:style-name="Таблица5.B12" office:value-type="string">
            <text:p text:style-name="P48"><text:span text:style-name="Descr_5f_dtype">(int)</text:span><text:span text:style-name="Descr"> NPC Content </text:span><text:span text:style-name="Descr"><text:span text:style-name="T150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9">IV</text:p>
          </table:table-cell>
          <table:table-cell table:style-name="Таблица5.B12" office:value-type="string">
            <text:p text:style-name="P49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9">SL</text:p>
          </table:table-cell>
          <table:table-cell table:style-name="Таблица5.B12" office:value-type="string">
            <text:p text:style-name="P50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1">LR</text:p>
          </table:table-cell>
          <table:table-cell table:style-name="Таблица5.B12" office:value-type="string">
            <text:p text:style-name="P51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2">ED</text:p>
          </table:table-cell>
          <table:table-cell table:style-name="Таблица5.B12" office:value-type="string">
            <text:p text:style-name="P53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2">EH</text:p>
          </table:table-cell>
          <table:table-cell table:style-name="Таблица5.B12" office:value-type="string">
            <text:p text:style-name="P53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2">EE</text:p>
          </table:table-cell>
          <table:table-cell table:style-name="Таблица5.B13" office:value-type="string">
            <text:p text:style-name="P53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2">PTR</text:p>
          </table:table-cell>
          <table:table-cell table:style-name="Таблица5.B14" office:value-type="string">
            <text:p text:style-name="P54"><text:span text:style-name="Descr_5f_dtype">(string)</text:span><text:span text:style-name="Descr"> </text:span><text:span text:style-name="Descr"><text:span text:style-name="T153">Unique item pointer (Using only for item specific events)</text:span></text:span></text:p>
          </table:table-cell>
        </table:table-row>
      </table:table>
      <text:p text:style-name="P320"/>
      <text:p text:style-name="P320"><text:span text:style-name="T114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43">Marker</text:p>
          </table:table-cell>
          <table:table-cell table:style-name="Таблица6.B1" office:value-type="string">
            <text:p text:style-name="P243">Description</text:p>
          </table:table-cell>
        </table:table-row>
        <table:table-row>
          <table:table-cell table:style-name="Таблица6.A2" office:value-type="string">
            <text:p text:style-name="P37">ID</text:p>
          </table:table-cell>
          <table:table-cell table:style-name="Таблица6.B2" office:value-type="string">
            <text:p text:style-name="P279"><text:span text:style-name="Descr_5f_dtype"><text:span text:style-name="T66">(unsigned long)</text:span></text:span><text:span text:style-name="Descr"><text:span text:style-name="T66"> Background object ID</text:span></text:span></text:p>
          </table:table-cell>
        </table:table-row>
        <table:table-row>
          <table:table-cell table:style-name="Таблица6.A7" office:value-type="string">
            <text:p text:style-name="P37">X</text:p>
          </table:table-cell>
          <table:table-cell table:style-name="Таблица6.B7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3">Y</text:p>
          </table:table-cell>
          <table:table-cell table:style-name="Таблица6.B7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5">ZO</text:p>
          </table:table-cell>
          <table:table-cell table:style-name="Таблица6.B7" office:value-type="string">
            <text:p text:style-name="P55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1">Z<text:span text:style-name="T115">P</text:span></text:p>
          </table:table-cell>
          <table:table-cell table:style-name="Таблица6.B7" office:value-type="string">
            <text:p text:style-name="P62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5">SP</text:p>
          </table:table-cell>
          <table:table-cell table:style-name="Таблица6.B7" office:value-type="string">
            <text:p text:style-name="P55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60">LR</text:p>
          </table:table-cell>
          <table:table-cell table:style-name="Таблица6.B8" office:value-type="string">
            <text:p text:style-name="P60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2">PTR</text:p>
          </table:table-cell>
          <table:table-cell table:style-name="Таблица6.B9" office:value-type="string">
            <text:p text:style-name="P54"><text:span text:style-name="Descr_5f_dtype">(string)</text:span><text:span text:style-name="Descr"> </text:span><text:span text:style-name="Descr"><text:span text:style-name="T153">Unique item pointer (Using only for item specific events)</text:span></text:span></text:p>
          </table:table-cell>
        </table:table-row>
      </table:table>
      <text:p text:style-name="P213"/>
      <text:p text:style-name="P321"><text:span text:style-name="T116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44">Marker</text:p>
          </table:table-cell>
          <table:table-cell table:style-name="Таблица7.B1" office:value-type="string">
            <text:p text:style-name="P244">Description</text:p>
          </table:table-cell>
        </table:table-row>
        <table:table-row>
          <table:table-cell table:style-name="Таблица7.A2" office:value-type="string">
            <text:p text:style-name="P38">ID</text:p>
          </table:table-cell>
          <table:table-cell table:style-name="Таблица7.B2" office:value-type="string">
            <text:p text:style-name="P278"><text:span text:style-name="Descr_5f_dtype"><text:span text:style-name="T66">(unsigned long)</text:span></text:span><text:span text:style-name="Descr"><text:span text:style-name="T66"> </text:span></text:span><text:span text:style-name="Descr"><text:span text:style-name="T82">NPC </text:span></text:span><text:span text:style-name="Descr"><text:span text:style-name="T66">ID</text:span></text:span></text:p>
          </table:table-cell>
        </table:table-row>
        <table:table-row>
          <table:table-cell table:style-name="Таблица7.A8" office:value-type="string">
            <text:p text:style-name="P38">X</text:p>
          </table:table-cell>
          <table:table-cell table:style-name="Таблица7.B8" office:value-type="string">
            <text:p text:style-name="P56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4">Y</text:p>
          </table:table-cell>
          <table:table-cell table:style-name="Таблица7.B8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3">D</text:p>
          </table:table-cell>
          <table:table-cell table:style-name="Таблица7.B8" office:value-type="string">
            <text:p text:style-name="P77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3">S1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61">Z<text:span text:style-name="T115">P</text:span></text:p>
          </table:table-cell>
          <table:table-cell table:style-name="Таблица7.B8" office:value-type="string">
            <text:p text:style-name="P62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3">S2</text:p>
          </table:table-cell>
          <table:table-cell table:style-name="Таблица7.B8" office:value-type="string">
            <text:p text:style-name="P64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65">GE</text:p>
          </table:table-cell>
          <table:table-cell table:style-name="Таблица7.B21" office:value-type="string">
            <text:p text:style-name="P65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65">GT</text:p>
          </table:table-cell>
          <table:table-cell table:style-name="Таблица7.B21" office:value-type="string">
            <text:p text:style-name="P65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65">GD</text:p>
          </table:table-cell>
          <table:table-cell table:style-name="Таблица7.B21" office:value-type="string">
            <text:p text:style-name="P66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65">GM</text:p>
          </table:table-cell>
          <table:table-cell table:style-name="Таблица7.B21" office:value-type="string">
            <text:p text:style-name="P66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7">MG</text:p>
          </table:table-cell>
          <table:table-cell table:style-name="Таблица7.B21" office:value-type="string">
            <text:p text:style-name="P67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8">FD</text:p>
          </table:table-cell>
          <table:table-cell table:style-name="Таблица7.B21" office:value-type="string">
            <text:p text:style-name="P68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8">NM</text:p>
          </table:table-cell>
          <table:table-cell table:style-name="Таблица7.B21" office:value-type="string">
            <text:p text:style-name="P69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8">BS</text:p>
          </table:table-cell>
          <table:table-cell table:style-name="Таблица7.B21" office:value-type="string">
            <text:p text:style-name="P69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70">LR</text:p>
          </table:table-cell>
          <table:table-cell table:style-name="Таблица7.B21" office:value-type="string">
            <text:p text:style-name="P71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73">LA</text:p>
          </table:table-cell>
          <table:table-cell table:style-name="Таблица7.B21" office:value-type="string">
            <text:p text:style-name="P72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74">EA</text:p>
          </table:table-cell>
          <table:table-cell table:style-name="Таблица7.B21" office:value-type="string">
            <text:p text:style-name="P75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74">ED</text:p>
          </table:table-cell>
          <table:table-cell table:style-name="Таблица7.B21" office:value-type="string">
            <text:p text:style-name="P75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74">ET</text:p>
          </table:table-cell>
          <table:table-cell table:style-name="Таблица7.B21" office:value-type="string">
            <text:p text:style-name="P76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74">EE</text:p>
          </table:table-cell>
          <table:table-cell table:style-name="Таблица7.B22" office:value-type="string">
            <text:p text:style-name="P76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3" office:value-type="string">
            <text:p text:style-name="P182">PTR</text:p>
          </table:table-cell>
          <table:table-cell table:style-name="Таблица7.B23" office:value-type="string">
            <text:p text:style-name="P54"><text:span text:style-name="Descr_5f_dtype">(string)</text:span><text:span text:style-name="Descr"> </text:span><text:span text:style-name="Descr"><text:span text:style-name="T153">Unique item pointer (Using only for item specific events)</text:span></text:span></text:p>
          </table:table-cell>
        </table:table-row>
      </table:table>
      <text:p text:style-name="P214"/>
      <text:p text:style-name="P214"/>
      <text:p text:style-name="P322"><text:soft-page-break/><text:span text:style-name="T117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45">Marker</text:p>
          </table:table-cell>
          <table:table-cell table:style-name="Таблица8.B1" office:value-type="string">
            <text:p text:style-name="P245">Description</text:p>
          </table:table-cell>
        </table:table-row>
        <table:table-row>
          <table:table-cell table:style-name="Таблица8.A9" office:value-type="string">
            <text:p text:style-name="P79">ET</text:p>
          </table:table-cell>
          <table:table-cell table:style-name="Таблица8.B9" office:value-type="string">
            <text:p text:style-name="P81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9">X</text:p>
          </table:table-cell>
          <table:table-cell table:style-name="Таблица8.B9" office:value-type="string">
            <text:p text:style-name="P59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5">Y</text:p>
          </table:table-cell>
          <table:table-cell table:style-name="Таблица8.B9" office:value-type="string">
            <text:p text:style-name="P59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9">W</text:p>
          </table:table-cell>
          <table:table-cell table:style-name="Таблица8.B9" office:value-type="string">
            <text:p text:style-name="P82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9">H</text:p>
          </table:table-cell>
          <table:table-cell table:style-name="Таблица8.B9" office:value-type="string">
            <text:p text:style-name="P80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9">GV</text:p>
          </table:table-cell>
          <table:table-cell table:style-name="Таблица8.B9" office:value-type="string">
            <text:p text:style-name="P83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9">HN</text:p>
          </table:table-cell>
          <table:table-cell table:style-name="Таблица8.B9" office:value-type="string">
            <text:p text:style-name="P84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9">HP</text:p>
          </table:table-cell>
          <table:table-cell table:style-name="Таблица8.B9" office:value-type="string">
            <text:p text:style-name="P84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9">HV</text:p>
          </table:table-cell>
          <table:table-cell table:style-name="Таблица8.B11" office:value-type="string">
            <text:p text:style-name="P85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33">ST</text:p>
          </table:table-cell>
          <table:table-cell table:style-name="Таблица8.B11" office:value-type="string">
            <text:p text:style-name="P133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33">SD</text:p>
          </table:table-cell>
          <table:table-cell table:style-name="Таблица8.B12" office:value-type="string">
            <text:p text:style-name="P133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33">SS</text:p>
          </table:table-cell>
          <table:table-cell table:style-name="Таблица8.B13" office:value-type="string">
            <text:p text:style-name="P133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180">LR</text:p>
          </table:table-cell>
          <table:table-cell table:style-name="Таблица8.B14" office:value-type="string">
            <text:p text:style-name="P134"><text:span text:style-name="Descr_5f_dtype">(</text:span><text:span text:style-name="Descr_5f_dtype"><text:span text:style-name="T146">string</text:span></text:span><text:span text:style-name="Descr_5f_dtype">)</text:span><text:span text:style-name="Descr"> </text:span><text:span text:style-name="Descr"><text:span text:style-name="T146">Layer</text:span></text:span></text:p>
          </table:table-cell>
        </table:table-row>
        <table:table-row>
          <table:table-cell table:style-name="Таблица8.A15" office:value-type="string">
            <text:p text:style-name="P182">PTR</text:p>
          </table:table-cell>
          <table:table-cell table:style-name="Таблица8.B15" office:value-type="string">
            <text:p text:style-name="P54"><text:span text:style-name="Descr_5f_dtype">(string)</text:span><text:span text:style-name="Descr"> </text:span><text:span text:style-name="Descr"><text:span text:style-name="T153">Unique item pointer (Using only for item specific events)</text:span></text:span></text:p>
          </table:table-cell>
        </table:table-row>
      </table:table>
      <text:p text:style-name="P215"/>
      <text:p text:style-name="P323"><text:span text:style-name="T118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46">Marker</text:p>
          </table:table-cell>
          <table:table-cell table:style-name="Таблица9.B1" office:value-type="string">
            <text:p text:style-name="P246">Description</text:p>
          </table:table-cell>
        </table:table-row>
        <table:table-row>
          <table:table-cell table:style-name="Таблица9.A22" office:value-type="string">
            <text:p text:style-name="P86">IX</text:p>
          </table:table-cell>
          <table:table-cell table:style-name="Таблица9.B22" office:value-type="string">
            <text:p text:style-name="P87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6">IY</text:p>
          </table:table-cell>
          <table:table-cell table:style-name="Таблица9.B22" office:value-type="string">
            <text:p text:style-name="P88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6">OX</text:p>
          </table:table-cell>
          <table:table-cell table:style-name="Таблица9.B22" office:value-type="string">
            <text:p text:style-name="P88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6">OY</text:p>
          </table:table-cell>
          <table:table-cell table:style-name="Таблица9.B22" office:value-type="string">
            <text:p text:style-name="P88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8"><text:span text:style-name="T119">I</text:span>L</text:p>
          </table:table-cell>
          <table:table-cell table:style-name="Таблица9.B22" office:value-type="string">
            <text:p text:style-name="P109"><text:span text:style-name="Descr_5f_dtype">(unsigned int)</text:span><text:span text:style-name="Descr"> Entrance </text:span><text:span text:style-name="Descr"><text:span text:style-name="T149">length</text:span></text:span></text:p>
          </table:table-cell>
        </table:table-row>
        <table:table-row>
          <table:table-cell table:style-name="Таблица9.A22" office:value-type="string">
            <text:p text:style-name="P112">OL</text:p>
          </table:table-cell>
          <table:table-cell table:style-name="Таблица9.B22" office:value-type="string">
            <text:p text:style-name="P113"><text:span text:style-name="Descr_5f_dtype">(unsigned int)</text:span><text:span text:style-name="Descr"> Exit </text:span><text:span text:style-name="Descr"><text:span text:style-name="T149">length</text:span></text:span></text:p>
          </table:table-cell>
        </table:table-row>
        <table:table-row>
          <table:table-cell table:style-name="Таблица9.A22" office:value-type="string">
            <text:p text:style-name="P110"><text:span text:style-name="T119">I</text:span>V</text:p>
          </table:table-cell>
          <table:table-cell table:style-name="Таблица9.B22" office:value-type="string">
            <text:p text:style-name="P110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12">OV</text:p>
          </table:table-cell>
          <table:table-cell table:style-name="Таблица9.B22" office:value-type="string">
            <text:p text:style-name="P111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7">DT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7">ID</text:p>
          </table:table-cell>
          <table:table-cell table:style-name="Таблица9.B22" office:value-type="string">
            <text:p text:style-name="P89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7">OD</text:p>
          </table:table-cell>
          <table:table-cell table:style-name="Таблица9.B22" office:value-type="string">
            <text:p text:style-name="P90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91">WX</text:p>
          </table:table-cell>
          <table:table-cell table:style-name="Таблица9.B22" office:value-type="string">
            <text:p text:style-name="P91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91">WY</text:p>
          </table:table-cell>
          <table:table-cell table:style-name="Таблица9.B22" office:value-type="string">
            <text:p text:style-name="P92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3">LF</text:p>
          </table:table-cell>
          <table:table-cell table:style-name="Таблица9.B22" office:value-type="string">
            <text:p text:style-name="P93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4">LI</text:p>
          </table:table-cell>
          <table:table-cell table:style-name="Таблица9.B22" office:value-type="string">
            <text:p text:style-name="P95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6">ET</text:p>
          </table:table-cell>
          <table:table-cell table:style-name="Таблица9.B22" office:value-type="string">
            <text:p text:style-name="P96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6">EX</text:p>
          </table:table-cell>
          <table:table-cell table:style-name="Таблица9.B22" office:value-type="string">
            <text:p text:style-name="P97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102">SL</text:p>
          </table:table-cell>
          <table:table-cell table:style-name="Таблица9.B22" office:value-type="string">
            <text:p text:style-name="P102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8">NV</text:p>
          </table:table-cell>
          <table:table-cell table:style-name="Таблица9.B22" office:value-type="string">
            <text:p text:style-name="P99"><text:span text:style-name="Descr_5f_dtype">(bool)</text:span><text:span text:style-name="Descr"> Deny vehi</text:span><text:span text:style-name="Descr"><text:span text:style-name="T148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8">AI</text:p>
          </table:table-cell>
          <table:table-cell table:style-name="Таблица9.B22" office:value-type="string">
            <text:p text:style-name="P99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100">LC</text:p>
          </table:table-cell>
          <table:table-cell table:style-name="Таблица9.B22" office:value-type="string">
            <text:p text:style-name="P101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3">TW</text:p>
          </table:table-cell>
          <table:table-cell table:style-name="Таблица9.B23" office:value-type="string">
            <text:p text:style-name="P104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5">PT</text:p>
          </table:table-cell>
          <table:table-cell table:style-name="Таблица9.B24" office:value-type="string">
            <text:p text:style-name="P106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181">LR</text:p>
          </table:table-cell>
          <table:table-cell table:style-name="Таблица9.B25" office:value-type="string">
            <text:p text:style-name="P107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7">Layer</text:span></text:span></text:p>
          </table:table-cell>
        </table:table-row>
        <table:table-row>
          <table:table-cell table:style-name="Таблица9.A26" office:value-type="string">
            <text:p text:style-name="P182">PTR</text:p>
          </table:table-cell>
          <table:table-cell table:style-name="Таблица9.B26" office:value-type="string">
            <text:p text:style-name="P54"><text:span text:style-name="Descr_5f_dtype">(string)</text:span><text:span text:style-name="Descr"> </text:span><text:span text:style-name="Descr"><text:span text:style-name="T153">Unique item pointer (Using only for item specific events)</text:span></text:span></text:p>
          </table:table-cell>
        </table:table-row>
      </table:table>
      <text:p text:style-name="P216"/>
      <text:p text:style-name="P324"><text:span text:style-name="T120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47">Marker</text:p>
          </table:table-cell>
          <table:table-cell table:style-name="Таблица10.B1" office:value-type="string">
            <text:p text:style-name="P247">Description</text:p>
          </table:table-cell>
        </table:table-row>
        <table:table-row>
          <table:table-cell table:style-name="Таблица10.A2" office:value-type="string">
            <text:p text:style-name="P165">LR</text:p>
          </table:table-cell>
          <table:table-cell table:style-name="Таблица10.B2" office:value-type="string">
            <text:p text:style-name="P280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10.A3" office:value-type="string">
            <text:p text:style-name="P114">HD</text:p>
          </table:table-cell>
          <table:table-cell table:style-name="Таблица10.B3" office:value-type="string">
            <text:p text:style-name="P115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4">LC</text:p>
          </table:table-cell>
          <table:table-cell table:style-name="Таблица10.B4" office:value-type="string">
            <text:p text:style-name="P115"><text:span text:style-name="Descr_5f_dtype">(string)</text:span><text:span text:style-name="Descr"> Locked flag</text:span></text:p>
          </table:table-cell>
        </table:table-row>
      </table:table>
      <text:p text:style-name="P217"/>
      <text:p text:style-name="P388"><text:span text:style-name="T121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48">Marker</text:p>
          </table:table-cell>
          <table:table-cell table:style-name="Таблица11.B1" office:value-type="string">
            <text:p text:style-name="P248">Description</text:p>
          </table:table-cell>
        </table:table-row>
        <table:table-row>
          <table:table-cell table:style-name="Таблица11.A2" office:value-type="string">
            <text:p text:style-name="P116">ET</text:p>
          </table:table-cell>
          <table:table-cell table:style-name="Таблица11.B2" office:value-type="string">
            <text:p text:style-name="P289"><text:span text:style-name="Descr_5f_dtype"><text:span text:style-name="T66">(string)</text:span></text:span><text:span text:style-name="Descr"><text:span text:style-name="T66"> Title</text:span></text:span></text:p>
          </table:table-cell>
        </table:table-row>
        <table:table-row>
          <table:table-cell table:style-name="Таблица11.A3" office:value-type="string">
            <text:p text:style-name="P116">MG</text:p>
          </table:table-cell>
          <table:table-cell table:style-name="Таблица11.B3" office:value-type="string">
            <text:p text:style-name="P117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18">SD</text:p>
          </table:table-cell>
          <table:table-cell table:style-name="Таблица11.B21" office:value-type="string">
            <text:p text:style-name="P118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18">EG</text:p>
          </table:table-cell>
          <table:table-cell table:style-name="Таблица11.B21" office:value-type="string">
            <text:p text:style-name="P119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20">L<text:span text:style-name="T122">H</text:span>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1">LS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1">LT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4">SM</text:p>
          </table:table-cell>
          <table:table-cell table:style-name="Таблица11.B21" office:value-type="string">
            <text:p text:style-name="P122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4">SB</text:p>
          </table:table-cell>
          <table:table-cell table:style-name="Таблица11.B21" office:value-type="string">
            <text:p text:style-name="P123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4">SS</text:p>
          </table:table-cell>
          <table:table-cell table:style-name="Таблица11.B21" office:value-type="string">
            <text:p text:style-name="P122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5">TE</text:p>
          </table:table-cell>
          <table:table-cell table:style-name="Таблица11.B21" office:value-type="string">
            <text:p text:style-name="P125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5">TD</text:p>
          </table:table-cell>
          <table:table-cell table:style-name="Таблица11.B21" office:value-type="string">
            <text:p text:style-name="P126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7">DS</text:p>
          </table:table-cell>
          <table:table-cell table:style-name="Таблица11.B21" office:value-type="string">
            <text:p text:style-name="P127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3">AU</text:p>
          </table:table-cell>
          <table:table-cell table:style-name="Таблица11.B21" office:value-type="string">
            <text:p text:style-name="P127"><text:span text:style-name="Descr_5f_dtype">(bool)</text:span><text:span text:style-name="Descr"> </text:span><text:span text:style-name="Descr"><text:span text:style-name="T159">Autostart event</text:span></text:span></text:p>
          </table:table-cell>
        </table:table-row>
        <table:table-row>
          <table:table-cell table:style-name="Таблица11.A21" office:value-type="string">
            <text:p text:style-name="P128">PC</text:p>
          </table:table-cell>
          <table:table-cell table:style-name="Таблица11.B21" office:value-type="string">
            <text:p text:style-name="P128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29">ML</text:p>
          </table:table-cell>
          <table:table-cell table:style-name="Таблица11.B21" office:value-type="string">
            <text:p text:style-name="P129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29">MX</text:p>
          </table:table-cell>
          <table:table-cell table:style-name="Таблица11.B21" office:value-type="string">
            <text:p text:style-name="P129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29">MY</text:p>
          </table:table-cell>
          <table:table-cell table:style-name="Таблица11.B21" office:value-type="string">
            <text:p text:style-name="P130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29">AS</text:p>
          </table:table-cell>
          <table:table-cell table:style-name="Таблица11.B21" office:value-type="string">
            <text:p text:style-name="P130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1">AX</text:p>
          </table:table-cell>
          <table:table-cell table:style-name="Таблица11.B21" office:value-type="string">
            <text:p text:style-name="P130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1">AY</text:p>
          </table:table-cell>
          <table:table-cell table:style-name="Таблица11.B22" office:value-type="string">
            <text:p text:style-name="P130"><text:span text:style-name="Descr_5f_dtype">(int)</text:span><text:span text:style-name="Descr"> Autoscroll speed Y</text:span></text:p>
          </table:table-cell>
        </table:table-row>
      </table:table>
      <text:p text:style-name="P218"/>
      <text:p text:style-name="P218"/>
      <text:p text:style-name="P350"><text:span text:style-name="T145">Action-styled events</text:span> entr<text:span text:style-name="T145">ies</text:span></text:p>
      <text:p text:style-name="P390">Action-styled events contains only single entry with one marker ET, what used as <text:span text:style-name="T145">event</text:span> title</text:p>
      <text:p text:style-name="P351"/>
      <text:p text:style-name="P352">Actions entries example</text:p>
      <text:p text:style-name="P351"/>
      <text:p text:style-name="P362">ACT_XXX:”TEXT”<text:tab/><text:tab/>← Single-paranetric</text:p>
      <text:p text:style-name="P362">ACT_XXX;ID:1;VL:”4564”<text:tab/><text:tab/>← Multi-parametric</text:p>
      <text:p text:style-name="P363"><text:span text:style-name="T135">DO</text:span>_XXX<text:tab/><text:tab/><text:span text:style-name="T130">← Action without parameters</text:span></text:p>
      <text:p text:style-name="P351"/>
      <text:p text:style-name="P353">Actions list:</text:p>
      <text:p text:style-name="P219"/>
      <text:p text:style-name="P325"><text:span text:style-name="T128">Show message</text:span>: <text:span text:style-name="T128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9">Marker</text:p>
          </table:table-cell>
          <table:table-cell table:style-name="Таблица15.B1" office:value-type="string">
            <text:p text:style-name="P249">Description</text:p>
          </table:table-cell>
        </table:table-row>
        <table:table-row>
          <table:table-cell table:style-name="Таблица15.A2" office:value-type="string">
            <text:p text:style-name="P166">-</text:p>
          </table:table-cell>
          <table:table-cell table:style-name="Таблица15.B2" office:value-type="string">
            <text:p text:style-name="P281"><text:span text:style-name="Descr_5f_dtype"><text:span text:style-name="T66">(string)</text:span></text:span><text:span text:style-name="Descr"><text:span text:style-name="T66"> MessageText</text:span></text:span></text:p>
          </table:table-cell>
        </table:table-row>
      </table:table>
      <text:p text:style-name="P219"/>
      <text:p text:style-name="P326"><text:span text:style-name="T129">Play sound</text:span>: <text:span text:style-name="T128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50">Marker</text:p>
          </table:table-cell>
          <table:table-cell table:style-name="Таблица16.B1" office:value-type="string">
            <text:p text:style-name="P250">Description</text:p>
          </table:table-cell>
        </table:table-row>
        <table:table-row>
          <table:table-cell table:style-name="Таблица16.A2" office:value-type="string">
            <text:p text:style-name="P167">-</text:p>
          </table:table-cell>
          <table:table-cell table:style-name="Таблица16.B2" office:value-type="string">
            <text:p text:style-name="P282"><text:span text:style-name="Descr_5f_dtype"><text:span text:style-name="T66">(unsigned int)</text:span></text:span><text:span text:style-name="Descr"><text:span text:style-name="T66"> Play sound</text:span></text:span></text:p>
          </table:table-cell>
        </table:table-row>
      </table:table>
      <text:p text:style-name="P220"/>
      <text:p text:style-name="P327"><text:span text:style-name="T131">Hold player's keys</text:span>: <text:span text:style-name="T128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51">Marker</text:p>
          </table:table-cell>
          <table:table-cell table:style-name="Таблица17.B1" office:value-type="string">
            <text:p text:style-name="P251">Description</text:p>
          </table:table-cell>
        </table:table-row>
        <table:table-row>
          <table:table-cell table:style-name="Таблица17.A2" office:value-type="string">
            <text:p text:style-name="P168">-</text:p>
          </table:table-cell>
          <table:table-cell table:style-name="Таблица17.B2" office:value-type="string">
            <text:p text:style-name="P283"><text:span text:style-name="Descr_5f_dtype"><text:span text:style-name="T66">(bool array)</text:span></text:span><text:span text:style-name="Descr"><text:span text:style-name="T66"> Hold control keys</text:span></text:span></text:p>
          </table:table-cell>
        </table:table-row>
      </table:table>
      <text:p text:style-name="P221"/>
      <text:p text:style-name="P221"/>
      <text:p text:style-name="P328"><text:span text:style-name="T131">Reset player's hold keys</text:span>: <text:span text:style-name="T136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52">Marker</text:p>
          </table:table-cell>
          <table:table-cell table:style-name="Таблица18.B1" office:value-type="string">
            <text:p text:style-name="P252">Description</text:p>
          </table:table-cell>
        </table:table-row>
        <table:table-row>
          <table:table-cell table:style-name="Таблица18.A2" office:value-type="string">
            <text:p text:style-name="P169">-</text:p>
          </table:table-cell>
          <table:table-cell table:style-name="Таблица18.B2" office:value-type="string">
            <text:p text:style-name="P177">-</text:p>
          </table:table-cell>
        </table:table-row>
      </table:table>
      <text:p text:style-name="P222"/>
      <text:p text:style-name="P222"/>
      <text:p text:style-name="P315"/>
      <text:p text:style-name="P329"><text:span text:style-name="T132">Hide layers</text:span>: <text:span text:style-name="T128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53">Marker</text:p>
          </table:table-cell>
          <table:table-cell table:style-name="Таблица19.B1" office:value-type="string">
            <text:p text:style-name="P253">Description</text:p>
          </table:table-cell>
        </table:table-row>
        <table:table-row>
          <table:table-cell table:style-name="Таблица19.A2" office:value-type="string">
            <text:p text:style-name="P135">NS</text:p>
          </table:table-cell>
          <table:table-cell table:style-name="Таблица19.B2" office:value-type="string">
            <text:p text:style-name="P290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19.A3" office:value-type="string">
            <text:p text:style-name="P135">LS</text:p>
          </table:table-cell>
          <table:table-cell table:style-name="Таблица19.B3" office:value-type="string">
            <text:p text:style-name="P135"><text:span text:style-name="Descr_5f_dtype">(string array)</text:span><text:span text:style-name="Descr"> layers</text:span></text:p>
          </table:table-cell>
        </table:table-row>
      </table:table>
      <text:p text:style-name="P223"/>
      <text:p text:style-name="P8"/>
      <text:p text:style-name="P329"><text:span text:style-name="T133">Show layers</text:span>: <text:span text:style-name="T128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53">Marker</text:p>
          </table:table-cell>
          <table:table-cell table:style-name="Таблица20.B1" office:value-type="string">
            <text:p text:style-name="P253">Description</text:p>
          </table:table-cell>
        </table:table-row>
        <table:table-row>
          <table:table-cell table:style-name="Таблица20.A2" office:value-type="string">
            <text:p text:style-name="P135">NS</text:p>
          </table:table-cell>
          <table:table-cell table:style-name="Таблица20.B2" office:value-type="string">
            <text:p text:style-name="P290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0.A3" office:value-type="string">
            <text:p text:style-name="P135">LS</text:p>
          </table:table-cell>
          <table:table-cell table:style-name="Таблица20.B3" office:value-type="string">
            <text:p text:style-name="P135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29"><text:span text:style-name="T134">Toggle layers</text:span>: <text:span text:style-name="T128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53">Marker</text:p>
          </table:table-cell>
          <table:table-cell table:style-name="Таблица21.B1" office:value-type="string">
            <text:p text:style-name="P253">Description</text:p>
          </table:table-cell>
        </table:table-row>
        <table:table-row>
          <table:table-cell table:style-name="Таблица21.A2" office:value-type="string">
            <text:p text:style-name="P135">NS</text:p>
          </table:table-cell>
          <table:table-cell table:style-name="Таблица21.B2" office:value-type="string">
            <text:p text:style-name="P290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1.A3" office:value-type="string">
            <text:p text:style-name="P135">LS</text:p>
          </table:table-cell>
          <table:table-cell table:style-name="Таблица21.B3" office:value-type="string">
            <text:p text:style-name="P135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30"><text:span text:style-name="T134">Toggle layers</text:span>: <text:span text:style-name="T128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54">Marker</text:p>
          </table:table-cell>
          <table:table-cell table:style-name="Таблица22.B1" office:value-type="string">
            <text:p text:style-name="P254">Description</text:p>
          </table:table-cell>
        </table:table-row>
        <table:table-row>
          <table:table-cell table:style-name="Таблица22.A2" office:value-type="string">
            <text:p text:style-name="P136">NS</text:p>
          </table:table-cell>
          <table:table-cell table:style-name="Таблица22.B2" office:value-type="string">
            <text:p text:style-name="P291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2.A3" office:value-type="string">
            <text:p text:style-name="P136">LS</text:p>
          </table:table-cell>
          <table:table-cell table:style-name="Таблица22.B3" office:value-type="string">
            <text:p text:style-name="P136"><text:span text:style-name="Descr_5f_dtype">(string array)</text:span><text:span text:style-name="Descr"> layers</text:span></text:p>
          </table:table-cell>
        </table:table-row>
      </table:table>
      <text:p text:style-name="P156"/>
      <text:p text:style-name="P331"><text:span text:style-name="T137">Change section music ID</text:span>: <text:span text:style-name="T128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55">Marker</text:p>
          </table:table-cell>
          <table:table-cell table:style-name="Таблица23.B1" office:value-type="string">
            <text:p text:style-name="P255">Description</text:p>
          </table:table-cell>
        </table:table-row>
        <table:table-row>
          <table:table-cell table:style-name="Таблица23.A2" office:value-type="string">
            <text:p text:style-name="P150">SI</text:p>
          </table:table-cell>
          <table:table-cell table:style-name="Таблица23.B2" office:value-type="string">
            <text:p text:style-name="P292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3.A3" office:value-type="string">
            <text:p text:style-name="P150">MZ</text:p>
          </table:table-cell>
          <table:table-cell table:style-name="Таблица23.B3" office:value-type="string">
            <text:p text:style-name="P137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32"><text:span text:style-name="T137">Change section custom music file field</text:span>: <text:span text:style-name="T128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56">Marker</text:p>
          </table:table-cell>
          <table:table-cell table:style-name="Таблица25.B1" office:value-type="string">
            <text:p text:style-name="P256">Description</text:p>
          </table:table-cell>
        </table:table-row>
        <table:table-row>
          <table:table-cell table:style-name="Таблица25.A2" office:value-type="string">
            <text:p text:style-name="P151">SI</text:p>
          </table:table-cell>
          <table:table-cell table:style-name="Таблица25.B2" office:value-type="string">
            <text:p text:style-name="P293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5.A3" office:value-type="string">
            <text:p text:style-name="P151">M<text:span text:style-name="T138">F</text:span></text:p>
          </table:table-cell>
          <table:table-cell table:style-name="Таблица25.B3" office:value-type="string">
            <text:p text:style-name="P138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31"><text:span text:style-name="T137">Change section background ID</text:span>: <text:span text:style-name="T128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55">Marker</text:p>
          </table:table-cell>
          <table:table-cell table:style-name="Таблица24.B1" office:value-type="string">
            <text:p text:style-name="P255">Description</text:p>
          </table:table-cell>
        </table:table-row>
        <table:table-row>
          <table:table-cell table:style-name="Таблица24.A2" office:value-type="string">
            <text:p text:style-name="P150">SI</text:p>
          </table:table-cell>
          <table:table-cell table:style-name="Таблица24.B2" office:value-type="string">
            <text:p text:style-name="P292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4.A3" office:value-type="string">
            <text:p text:style-name="P154">BG</text:p>
          </table:table-cell>
          <table:table-cell table:style-name="Таблица24.B3" office:value-type="string">
            <text:p text:style-name="P137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33"><text:span text:style-name="T137">Change section custom background file field</text:span>: <text:span text:style-name="T128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57">Marker</text:p>
          </table:table-cell>
          <table:table-cell table:style-name="Таблица26.B1" office:value-type="string">
            <text:p text:style-name="P257">Description</text:p>
          </table:table-cell>
        </table:table-row>
        <table:table-row>
          <table:table-cell table:style-name="Таблица26.A2" office:value-type="string">
            <text:p text:style-name="P152">SI</text:p>
          </table:table-cell>
          <table:table-cell table:style-name="Таблица26.B2" office:value-type="string">
            <text:p text:style-name="P294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6.A3" office:value-type="string">
            <text:p text:style-name="P154">BF</text:p>
          </table:table-cell>
          <table:table-cell table:style-name="Таблица26.B3" office:value-type="string">
            <text:p text:style-name="P139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34"><text:span text:style-name="T137">Change section custom background file field</text:span>: <text:span text:style-name="T128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8">Marker</text:p>
          </table:table-cell>
          <table:table-cell table:style-name="Таблица27.B1" office:value-type="string">
            <text:p text:style-name="P258">Description</text:p>
          </table:table-cell>
        </table:table-row>
        <table:table-row>
          <table:table-cell table:style-name="Таблица27.A2" office:value-type="string">
            <text:p text:style-name="P153">SI</text:p>
          </table:table-cell>
          <table:table-cell table:style-name="Таблица27.B2" office:value-type="string">
            <text:p text:style-name="P295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7.A5" office:value-type="string">
            <text:p text:style-name="P155">L</text:p>
          </table:table-cell>
          <table:table-cell table:style-name="Таблица27.B5" office:value-type="string">
            <text:p text:style-name="P140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5">T</text:p>
          </table:table-cell>
          <table:table-cell table:style-name="Таблица27.B5" office:value-type="string">
            <text:p text:style-name="P141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5">B</text:p>
          </table:table-cell>
          <table:table-cell table:style-name="Таблица27.B5" office:value-type="string">
            <text:p text:style-name="P141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5">R</text:p>
          </table:table-cell>
          <table:table-cell table:style-name="Таблица27.B6" office:value-type="string">
            <text:p text:style-name="P141"><text:span text:style-name="Descr_5f_dtype">(long)</text:span><text:span text:style-name="Descr"> right side position X</text:span></text:p>
          </table:table-cell>
        </table:table-row>
      </table:table>
      <text:p text:style-name="P335"><text:span text:style-name="T131">Reset music ID to default</text:span>: <text:span text:style-name="T139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9">Marker</text:p>
          </table:table-cell>
          <table:table-cell table:style-name="Таблица28.B1" office:value-type="string">
            <text:p text:style-name="P259">Description</text:p>
          </table:table-cell>
        </table:table-row>
        <table:table-row>
          <table:table-cell table:style-name="Таблица28.A2" office:value-type="string">
            <text:p text:style-name="P170">-</text:p>
          </table:table-cell>
          <table:table-cell table:style-name="Таблица28.B2" office:value-type="string">
            <text:p text:style-name="P296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24"/>
      <text:p text:style-name="P335"><text:soft-page-break/><text:span text:style-name="T131">Reset background ID to default</text:span>: <text:span text:style-name="T139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9">Marker</text:p>
          </table:table-cell>
          <table:table-cell table:style-name="Таблица29.B1" office:value-type="string">
            <text:p text:style-name="P259">Description</text:p>
          </table:table-cell>
        </table:table-row>
        <table:table-row>
          <table:table-cell table:style-name="Таблица29.A2" office:value-type="string">
            <text:p text:style-name="P170">-</text:p>
          </table:table-cell>
          <table:table-cell table:style-name="Таблица29.B2" office:value-type="string">
            <text:p text:style-name="P296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24"/>
      <text:p text:style-name="P335"><text:span text:style-name="T131">Reset section size to default</text:span>: <text:span text:style-name="T139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9">Marker</text:p>
          </table:table-cell>
          <table:table-cell table:style-name="Таблица30.B1" office:value-type="string">
            <text:p text:style-name="P259">Description</text:p>
          </table:table-cell>
        </table:table-row>
        <table:table-row>
          <table:table-cell table:style-name="Таблица30.A2" office:value-type="string">
            <text:p text:style-name="P170">-</text:p>
          </table:table-cell>
          <table:table-cell table:style-name="Таблица30.B2" office:value-type="string">
            <text:p text:style-name="P296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13"/>
      <text:p text:style-name="P336"><text:span text:style-name="T131">Reset custom music file field to default</text:span>: <text:span text:style-name="T139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60">Marker</text:p>
          </table:table-cell>
          <table:table-cell table:style-name="Таблица31.B1" office:value-type="string">
            <text:p text:style-name="P260">Description</text:p>
          </table:table-cell>
        </table:table-row>
        <table:table-row>
          <table:table-cell table:style-name="Таблица31.A2" office:value-type="string">
            <text:p text:style-name="P171">-</text:p>
          </table:table-cell>
          <table:table-cell table:style-name="Таблица31.B2" office:value-type="string">
            <text:p text:style-name="P297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25"/>
      <text:p text:style-name="P336"><text:span text:style-name="T131">Reset custom background file field to default</text:span>: <text:span text:style-name="T139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60">Marker</text:p>
          </table:table-cell>
          <table:table-cell table:style-name="Таблица32.B1" office:value-type="string">
            <text:p text:style-name="P260">Description</text:p>
          </table:table-cell>
        </table:table-row>
        <table:table-row>
          <table:table-cell table:style-name="Таблица32.A2" office:value-type="string">
            <text:p text:style-name="P171">-</text:p>
          </table:table-cell>
          <table:table-cell table:style-name="Таблица32.B2" office:value-type="string">
            <text:p text:style-name="P297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12"/>
      <text:p text:style-name="P12"/>
      <text:p text:style-name="P337"><text:span text:style-name="T140">Set event trigger</text:span>: <text:span text:style-name="T128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61">Marker</text:p>
          </table:table-cell>
          <table:table-cell table:style-name="Таблица33.B1" office:value-type="string">
            <text:p text:style-name="P261">Description</text:p>
          </table:table-cell>
        </table:table-row>
        <table:table-row>
          <table:table-cell table:style-name="Таблица33.A2" office:value-type="string">
            <text:p text:style-name="P157">TE</text:p>
          </table:table-cell>
          <table:table-cell table:style-name="Таблица33.B2" office:value-type="string">
            <text:p text:style-name="P298"><text:span text:style-name="Descr_5f_dtype"><text:span text:style-name="T66">(string)</text:span></text:span><text:span text:style-name="Descr"><text:span text:style-name="T66"> Event title</text:span></text:span></text:p>
          </table:table-cell>
        </table:table-row>
        <table:table-row>
          <table:table-cell table:style-name="Таблица33.A3" office:value-type="string">
            <text:p text:style-name="P157">TT</text:p>
          </table:table-cell>
          <table:table-cell table:style-name="Таблица33.B3" office:value-type="string">
            <text:p text:style-name="P142"><text:span text:style-name="Descr_5f_dtype">(unsigned int)</text:span><text:span text:style-name="Descr"> Delay, </text:span><text:span text:style-name="Descr"><text:span text:style-name="T143">d-seconds (1/10 sec)</text:span></text:span></text:p>
          </table:table-cell>
        </table:table-row>
      </table:table>
      <text:p text:style-name="P226"/>
      <text:p text:style-name="P13"/>
      <text:p text:style-name="P338"><text:span text:style-name="T141">Set layer speed motion</text:span>: <text:span text:style-name="T128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62">Marker</text:p>
          </table:table-cell>
          <table:table-cell table:style-name="Таблица34.B1" office:value-type="string">
            <text:p text:style-name="P262">Description</text:p>
          </table:table-cell>
        </table:table-row>
        <table:table-row>
          <table:table-cell table:style-name="Таблица34.A2" office:value-type="string">
            <text:p text:style-name="P178">LT</text:p>
          </table:table-cell>
          <table:table-cell table:style-name="Таблица34.B2" office:value-type="string">
            <text:p text:style-name="P299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34.A3" office:value-type="string">
            <text:p text:style-name="P160">SX</text:p>
          </table:table-cell>
          <table:table-cell table:style-name="Таблица34.B3" office:value-type="string">
            <text:p text:style-name="P143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0">SY</text:p>
          </table:table-cell>
          <table:table-cell table:style-name="Таблица34.B4" office:value-type="string">
            <text:p text:style-name="P144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2">AX</text:p>
          </table:table-cell>
          <table:table-cell table:style-name="Таблица34.B5" office:value-type="string">
            <text:p text:style-name="P144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2">AY</text:p>
          </table:table-cell>
          <table:table-cell table:style-name="Таблица34.B6" office:value-type="string">
            <text:p text:style-name="P144"><text:span text:style-name="Descr_5f_dtype">(unsigned double)</text:span><text:span text:style-name="Descr"> Acceleration Y</text:span></text:p>
          </table:table-cell>
        </table:table-row>
      </table:table>
      <text:p text:style-name="P227"/>
      <text:p text:style-name="P339"><text:span text:style-name="T140">Set event trigger</text:span>: <text:span text:style-name="T128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63">Marker</text:p>
          </table:table-cell>
          <table:table-cell table:style-name="Таблица35.B1" office:value-type="string">
            <text:p text:style-name="P263">Description</text:p>
          </table:table-cell>
        </table:table-row>
        <table:table-row>
          <table:table-cell table:style-name="Таблица35.A2" office:value-type="string">
            <text:p text:style-name="P179">SI</text:p>
          </table:table-cell>
          <table:table-cell table:style-name="Таблица35.B2" office:value-type="string">
            <text:p text:style-name="P300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35.A3" office:value-type="string">
            <text:p text:style-name="P161">SX</text:p>
          </table:table-cell>
          <table:table-cell table:style-name="Таблица35.B3" office:value-type="string">
            <text:p text:style-name="P144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1">SY</text:p>
          </table:table-cell>
          <table:table-cell table:style-name="Таблица35.B5" office:value-type="string">
            <text:p text:style-name="P144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2">AX</text:p>
          </table:table-cell>
          <table:table-cell table:style-name="Таблица35.B5" office:value-type="string">
            <text:p text:style-name="P144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2">AY</text:p>
          </table:table-cell>
          <table:table-cell table:style-name="Таблица35.B6" office:value-type="string">
            <text:p text:style-name="P144"><text:span text:style-name="Descr_5f_dtype">(unsigned double)</text:span><text:span text:style-name="Descr"> Acceleration Y</text:span></text:p>
          </table:table-cell>
        </table:table-row>
      </table:table>
      <text:p text:style-name="P228"/>
      <text:p text:style-name="P340"><text:span text:style-name="T142">Delay next action</text:span>: <text:span text:style-name="T128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64">Marker</text:p>
          </table:table-cell>
          <table:table-cell table:style-name="Таблица36.B1" office:value-type="string">
            <text:p text:style-name="P264">Description</text:p>
          </table:table-cell>
        </table:table-row>
        <table:table-row>
          <table:table-cell table:style-name="Таблица36.A2" office:value-type="string">
            <text:p text:style-name="P172">-</text:p>
          </table:table-cell>
          <table:table-cell table:style-name="Таблица36.B2" office:value-type="string">
            <text:p text:style-name="P284"><text:span text:style-name="Descr_5f_dtype"><text:span text:style-name="T66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2">Delay time, ms</text:span></text:span></text:p>
          </table:table-cell>
        </table:table-row>
      </table:table>
      <text:p text:style-name="P341"/>
      <text:p text:style-name="P341"><text:span text:style-name="T151">Loop event X times</text:span>: <text:span text:style-name="T128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65">Marker</text:p>
          </table:table-cell>
          <table:table-cell table:style-name="Таблица37.B1" office:value-type="string">
            <text:p text:style-name="P265">Description</text:p>
          </table:table-cell>
        </table:table-row>
        <table:table-row>
          <table:table-cell table:style-name="Таблица37.A2" office:value-type="string">
            <text:p text:style-name="P173">-</text:p>
          </table:table-cell>
          <table:table-cell table:style-name="Таблица37.B2" office:value-type="string">
            <text:p text:style-name="P285"><text:span text:style-name="Descr_5f_dtype"><text:span text:style-name="T66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3">Loop times</text:span></text:span></text:p>
          </table:table-cell>
        </table:table-row>
      </table:table>
      <text:p text:style-name="P229"/>
      <text:p text:style-name="P342"><text:span text:style-name="T151">Loop event forever</text:span>: <text:span text:style-name="T128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66">Marker</text:p>
          </table:table-cell>
          <table:table-cell table:style-name="Таблица38.B1" office:value-type="string">
            <text:p text:style-name="P266">Description</text:p>
          </table:table-cell>
        </table:table-row>
        <table:table-row>
          <table:table-cell table:style-name="Таблица38.A2" office:value-type="string">
            <text:p text:style-name="P174">-</text:p>
          </table:table-cell>
          <table:table-cell table:style-name="Таблица38.B2" office:value-type="string">
            <text:p text:style-name="P286"><text:span text:style-name="Descr"><text:span text:style-name="T73">-</text:span></text:span></text:p>
          </table:table-cell>
        </table:table-row>
      </table:table>
      <text:p text:style-name="P230"/>
      <text:p text:style-name="P343"><text:span text:style-name="T152">Abort event loop</text:span>: <text:span text:style-name="T128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67">Marker</text:p>
          </table:table-cell>
          <table:table-cell table:style-name="Таблица39.B1" office:value-type="string">
            <text:p text:style-name="P267">Description</text:p>
          </table:table-cell>
        </table:table-row>
        <table:table-row>
          <table:table-cell table:style-name="Таблица39.A2" office:value-type="string">
            <text:p text:style-name="P175">-</text:p>
          </table:table-cell>
          <table:table-cell table:style-name="Таблица39.B2" office:value-type="string">
            <text:p text:style-name="P287"><text:span text:style-name="Descr_5f_dtype"><text:span text:style-name="T66">(</text:span></text:span><text:span text:style-name="Descr_5f_dtype"><text:span text:style-name="T23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4">Name of event which in loop</text:span></text:span></text:p>
          </table:table-cell>
        </table:table-row>
      </table:table>
      <text:p text:style-name="P231"><text:soft-page-break/></text:p>
      <text:p text:style-name="P344"><text:span text:style-name="T154">Change Item setting</text:span>: <text:span text:style-name="T128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68">Marker</text:p>
          </table:table-cell>
          <table:table-cell table:style-name="Таблица40.B1" office:value-type="string">
            <text:p text:style-name="P268">Description</text:p>
          </table:table-cell>
        </table:table-row>
        <table:table-row>
          <table:table-cell table:style-name="Таблица40.A2" office:value-type="string">
            <text:p text:style-name="P183">PTR</text:p>
          </table:table-cell>
          <table:table-cell table:style-name="Таблица40.B2" office:value-type="string">
            <text:p text:style-name="P301"><text:span text:style-name="Descr_5f_dtype"><text:span text:style-name="T66">(string)</text:span></text:span><text:span text:style-name="Descr"><text:span text:style-name="T66"> </text:span></text:span><text:span text:style-name="Descr"><text:span text:style-name="T75">Target Item pointer</text:span></text:span></text:p>
          </table:table-cell>
        </table:table-row>
        <table:table-row>
          <table:table-cell table:style-name="Таблица40.A3" office:value-type="string">
            <text:p text:style-name="P185">IT</text:p>
          </table:table-cell>
          <table:table-cell table:style-name="Таблица40.B3" office:value-type="string">
            <text:p text:style-name="P145"><text:span text:style-name="Descr_5f_dtype">(</text:span><text:span text:style-name="Descr_5f_dtype"><text:span text:style-name="T155">unsigned int</text:span></text:span><text:span text:style-name="Descr_5f_dtype">)</text:span><text:span text:style-name="Descr"> </text:span><text:span text:style-name="Descr"><text:span text:style-name="T155">Item type</text:span></text:span></text:p>
          </table:table-cell>
        </table:table-row>
        <table:table-row>
          <table:table-cell table:style-name="Таблица40.A4" office:value-type="string">
            <text:p text:style-name="P186">S</text:p>
          </table:table-cell>
          <table:table-cell table:style-name="Таблица40.B4" office:value-type="string">
            <text:p text:style-name="P145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6">Setting name</text:span></text:span></text:p>
          </table:table-cell>
        </table:table-row>
        <table:table-row>
          <table:table-cell table:style-name="Таблица40.A5" office:value-type="string">
            <text:p text:style-name="P186">V</text:p>
          </table:table-cell>
          <table:table-cell table:style-name="Таблица40.B5" office:value-type="string">
            <text:p text:style-name="P145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6">Setting value</text:span></text:span></text:p>
          </table:table-cell>
        </table:table-row>
      </table:table>
      <text:p text:style-name="P232"/>
      <text:p text:style-name="P232"/>
      <text:p text:style-name="P360">Cut-scene mode Events</text:p>
      <text:p text:style-name="P306"/>
      <text:p text:style-name="P346"><text:span text:style-name="T151">Loop event forever</text:span>: <text:span text:style-name="T128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70">Marker</text:p>
          </table:table-cell>
          <table:table-cell table:style-name="Таблица42.B1" office:value-type="string">
            <text:p text:style-name="P270">Description</text:p>
          </table:table-cell>
        </table:table-row>
        <table:table-row>
          <table:table-cell table:style-name="Таблица42.A2" office:value-type="string">
            <text:p text:style-name="P176">-</text:p>
          </table:table-cell>
          <table:table-cell table:style-name="Таблица42.B2" office:value-type="string">
            <text:p text:style-name="P288"><text:span text:style-name="Descr_5f_dtype"><text:span text:style-name="T66">(</text:span></text:span><text:span text:style-name="Descr_5f_dtype"><text:span text:style-name="T24">bool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6">Enable </text:span></text:span><text:span text:style-name="Descr"><text:span text:style-name="T78">cut-scene</text:span></text:span><text:span text:style-name="Descr"><text:span text:style-name="T76"> mode (</text:span></text:span><text:span text:style-name="Descr"><text:span text:style-name="T78">Stop</text:span></text:span><text:span text:style-name="Descr"><text:span text:style-name="T76"> any AI</text:span></text:span><text:span text:style-name="Descr"><text:span text:style-name="T79">'</text:span></text:span><text:span text:style-name="Descr"><text:span text:style-name="T77">s </text:span></text:span><text:span text:style-name="Descr"><text:span text:style-name="T80">algorithms</text:span></text:span><text:span text:style-name="Descr"><text:span text:style-name="T76">)</text:span></text:span></text:p>
          </table:table-cell>
        </table:table-row>
      </table:table>
      <text:p text:style-name="P234"/>
      <text:p text:style-name="P306"/>
      <text:p text:style-name="P345"><text:span text:style-name="T154">Change Item setting</text:span>: <text:span text:style-name="T128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69">Marker</text:p>
          </table:table-cell>
          <table:table-cell table:style-name="Таблица41.B1" office:value-type="string">
            <text:p text:style-name="P269">Description</text:p>
          </table:table-cell>
        </table:table-row>
        <table:table-row>
          <table:table-cell table:style-name="Таблица41.A2" office:value-type="string">
            <text:p text:style-name="P184">PTR</text:p>
          </table:table-cell>
          <table:table-cell table:style-name="Таблица41.B2" office:value-type="string">
            <text:p text:style-name="P302"><text:span text:style-name="Descr_5f_dtype"><text:span text:style-name="T66">(string)</text:span></text:span><text:span text:style-name="Descr"><text:span text:style-name="T66"> </text:span></text:span><text:span text:style-name="Descr"><text:span text:style-name="T75">Target Item pointer</text:span></text:span></text:p>
          </table:table-cell>
        </table:table-row>
        <table:table-row>
          <table:table-cell table:style-name="Таблица41.A3" office:value-type="string">
            <text:p text:style-name="P187">S</text:p>
          </table:table-cell>
          <table:table-cell table:style-name="Таблица41.B3" office:value-type="string">
            <text:p text:style-name="P146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7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7">V</text:p>
          </table:table-cell>
          <table:table-cell table:style-name="Таблица41.B4" office:value-type="string">
            <text:p text:style-name="P146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7">Command value</text:span></text:span></text:p>
          </table:table-cell>
        </table:table-row>
      </table:table>
      <text:p text:style-name="P233"/>
      <text:p text:style-name="P347"><text:span text:style-name="T154">Change Item setting</text:span>: <text:span text:style-name="T128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71">Marker</text:p>
          </table:table-cell>
          <table:table-cell table:style-name="Таблица43.B1" office:value-type="string">
            <text:p text:style-name="P271">Description</text:p>
          </table:table-cell>
        </table:table-row>
        <table:table-row>
          <table:table-cell table:style-name="Таблица43.A2" office:value-type="string">
            <text:p text:style-name="P190">ID</text:p>
          </table:table-cell>
          <table:table-cell table:style-name="Таблица43.B2" office:value-type="string">
            <text:p text:style-name="P303"><text:span text:style-name="Descr_5f_dtype"><text:span text:style-name="T66">(</text:span></text:span><text:span text:style-name="Descr_5f_dtype"><text:span text:style-name="T81">unsigned int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81">Playable character ID</text:span></text:span></text:p>
          </table:table-cell>
        </table:table-row>
        <table:table-row>
          <table:table-cell table:style-name="Таблица43.A3" office:value-type="string">
            <text:p text:style-name="P188">S</text:p>
          </table:table-cell>
          <table:table-cell table:style-name="Таблица43.B3" office:value-type="string">
            <text:p text:style-name="P147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7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88">V</text:p>
          </table:table-cell>
          <table:table-cell table:style-name="Таблица43.B4" office:value-type="string">
            <text:p text:style-name="P147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7">Command value</text:span></text:span></text:p>
          </table:table-cell>
        </table:table-row>
      </table:table>
      <text:p text:style-name="P235"/>
      <text:p text:style-name="P233"/>
      <text:p text:style-name="P307">Global events <text:span text:style-name="T158">and switches</text:span></text:p>
      <text:p text:style-name="P307"/>
      <text:p text:style-name="P348"><text:span text:style-name="T154">Change Item setting</text:span>: <text:span text:style-name="T128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72">Marker</text:p>
          </table:table-cell>
          <table:table-cell table:style-name="Таблица44.B1" office:value-type="string">
            <text:p text:style-name="P272">Description</text:p>
          </table:table-cell>
        </table:table-row>
        <table:table-row>
          <table:table-cell table:style-name="Таблица44.A2" office:value-type="string">
            <text:p text:style-name="P191">E</text:p>
          </table:table-cell>
          <table:table-cell table:style-name="Таблица44.B2" office:value-type="string">
            <text:p text:style-name="P304"><text:span text:style-name="Descr_5f_dtype"><text:span text:style-name="T66">(</text:span></text:span><text:span text:style-name="Descr_5f_dtype"><text:span text:style-name="T25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89">S</text:p>
          </table:table-cell>
          <table:table-cell table:style-name="Таблица44.B3" office:value-type="string">
            <text:p text:style-name="P148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7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89">V</text:p>
          </table:table-cell>
          <table:table-cell table:style-name="Таблица44.B4" office:value-type="string">
            <text:p text:style-name="P148"><text:span text:style-name="Descr_5f_dtype">(</text:span><text:span text:style-name="Descr_5f_dtype"><text:span text:style-name="T156">string</text:span></text:span><text:span text:style-name="Descr_5f_dtype">)</text:span><text:span text:style-name="Descr"> </text:span><text:span text:style-name="Descr"><text:span text:style-name="T157">Command value</text:span></text:span></text:p>
          </table:table-cell>
        </table:table-row>
      </table:table>
      <text:p text:style-name="P236"/>
      <text:p text:style-name="P349"><text:span text:style-name="T154">Change Item setting</text:span>: <text:span text:style-name="T128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73">Marker</text:p>
          </table:table-cell>
          <table:table-cell table:style-name="Таблица45.B1" office:value-type="string">
            <text:p text:style-name="P273">Description</text:p>
          </table:table-cell>
        </table:table-row>
        <table:table-row>
          <table:table-cell table:style-name="Таблица45.A2" office:value-type="string">
            <text:p text:style-name="P192">SN</text:p>
          </table:table-cell>
          <table:table-cell table:style-name="Таблица45.B2" office:value-type="string">
            <text:p text:style-name="P305"><text:span text:style-name="Descr_5f_dtype"><text:span text:style-name="T66">(</text:span></text:span><text:span text:style-name="Descr_5f_dtype"><text:span text:style-name="T25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2">SW</text:p>
          </table:table-cell>
          <table:table-cell table:style-name="Таблица45.B3" office:value-type="string">
            <text:p text:style-name="P149"><text:span text:style-name="Descr_5f_dtype">(</text:span><text:span text:style-name="Descr_5f_dtype"><text:span text:style-name="T158">bool</text:span></text:span><text:span text:style-name="Descr_5f_dtype">)</text:span><text:span text:style-name="Descr"> </text:span><text:span text:style-name="Descr"><text:span text:style-name="T158">Switch state</text:span></text:span></text:p>
          </table:table-cell>
        </table:table-row>
      </table:table>
      <text:p text:style-name="P2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12-13T18:37:20.213000000</dc:date>
    <meta:editing-duration>P2DT18H36M44S</meta:editing-duration>
    <meta:editing-cycles>964</meta:editing-cycles>
    <meta:generator>LibreOffice/4.3.4.1$Windows_x86 LibreOffice_project/bc356b2f991740509f321d70e4512a6a54c5f243</meta:generator>
    <meta:document-statistic meta:table-count="46" meta:image-count="3" meta:object-count="1" meta:page-count="11" meta:paragraph-count="682" meta:word-count="2055" meta:character-count="12466" meta:non-whitespace-character-count="1107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